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2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5298" table:style-name="ce36">
            <text:p><text:s text:c="2"/>15 298</text:p>
          </table:table-cell>
          <table:table-cell office:value-type="float" office:value="1739" table:style-name="ce36">
            <text:p><text:s text:c="2"/>1 739</text:p>
          </table:table-cell>
          <table:table-cell office:value-type="float" office:value="853" table:style-name="ce36">
            <text:p><text:s text:c="3"/>85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-29" table:style-name="ce36">
            <text:p><text:s/>(-) <text:s text:c="2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06" table:style-name="ce36">
            <text:p><text:s text:c="2"/>12 70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2667" table:style-name="ce36">
            <text:p><text:s text:c="2"/>32 667</text:p>
          </table:table-cell>
          <table:table-cell office:value-type="float" office:value="4096" table:style-name="ce36">
            <text:p><text:s text:c="2"/>4 096</text:p>
          </table:table-cell>
          <table:table-cell office:value-type="float" office:value="1586" table:style-name="ce36">
            <text:p><text:s text:c="2"/>1 5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-71" table:style-name="ce36">
            <text:p><text:s/>(-) <text:s text:c="2"/>71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26921" table:style-name="ce36">
            <text:p><text:s text:c="2"/>26 92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0051" table:style-name="ce36">
            <text:p><text:s text:c="2"/>10 051</text:p>
          </table:table-cell>
          <table:table-cell office:value-type="float" office:value="607" table:style-name="ce36">
            <text:p><text:s text:c="3"/>607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9114" table:style-name="ce36">
            <text:p><text:s text:c="2"/>9 11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4965" table:style-name="ce36">
            <text:p><text:s text:c="2"/>44 9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0" table:style-name="ce36">
            <text:p><text:s text:c="2"/>1 7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1192" table:style-name="ce36">
            <text:p><text:s text:c="2"/>1 192</text:p>
          </table:table-cell>
          <table:table-cell office:value-type="float" office:value="1235" table:style-name="ce36">
            <text:p><text:s text:c="2"/>1 235</text:p>
          </table:table-cell>
          <table:table-cell office:value-type="float" office:value="41940" table:style-name="ce36">
            <text:p><text:s text:c="2"/>41 94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68148" table:style-name="ce36">
            <text:p><text:s text:c="2"/>68 148</text:p>
          </table:table-cell>
          <table:table-cell office:value-type="float" office:value="3890" table:style-name="ce36">
            <text:p><text:s text:c="2"/>3 890</text:p>
          </table:table-cell>
          <table:table-cell office:value-type="float" office:value="1913" table:style-name="ce36">
            <text:p><text:s text:c="2"/>1 9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346" table:style-name="ce36">
            <text:p><text:s text:c="3"/>346</text:p>
          </table:table-cell>
          <table:table-cell office:value-type="float" office:value="61999" table:style-name="ce36">
            <text:p><text:s text:c="2"/>61 99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53901" table:style-name="ce37">
            <text:p><text:s text:c="2"/>53 901</text:p>
          </table:table-cell>
          <table:table-cell office:value-type="float" office:value="10307" table:style-name="ce37">
            <text:p><text:s text:c="2"/>10 307</text:p>
          </table:table-cell>
          <table:table-cell office:value-type="float" office:value="1028" table:style-name="ce37">
            <text:p><text:s text:c="2"/>1 028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8" table:style-name="ce37">
            <text:p><text:s text:c="2"/>1 268</text:p>
          </table:table-cell>
          <table:table-cell office:value-type="float" office:value="-35" table:style-name="ce37">
            <text:p><text:s/>(-) <text:s text:c="2"/>35</text:p>
          </table:table-cell>
          <table:table-cell office:value-type="float" office:value="1355" table:style-name="ce37">
            <text:p><text:s text:c="2"/>1 355</text:p>
          </table:table-cell>
          <table:table-cell office:value-type="float" office:value="41211" table:style-name="ce37">
            <text:p><text:s text:c="2"/>41 21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7449" table:style-name="ce37">
            <text:p><text:s text:c="2"/>7 449</text:p>
          </table:table-cell>
          <table:table-cell office:value-type="float" office:value="1934" table:style-name="ce37">
            <text:p><text:s text:c="2"/>1 934</text:p>
          </table:table-cell>
          <table:table-cell office:value-type="float" office:value="579" table:style-name="ce37">
            <text:p><text:s text:c="3"/>57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4857" table:style-name="ce37">
            <text:p><text:s text:c="2"/>4 85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7422" table:style-name="ce37">
            <text:p><text:s text:c="2"/>17 422</text:p>
          </table:table-cell>
          <table:table-cell office:value-type="float" office:value="765" table:style-name="ce37">
            <text:p><text:s text:c="3"/>765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-281" table:style-name="ce37">
            <text:p><text:s/>(-) <text:s text:c="2"/>281</text:p>
          </table:table-cell>
          <table:table-cell office:value-type="float" office:value="-249" table:style-name="ce37">
            <text:p><text:s/>(-) <text:s text:c="2"/>249</text:p>
          </table:table-cell>
          <table:table-cell office:value-type="float" office:value="16768" table:style-name="ce37">
            <text:p><text:s text:c="2"/>16 768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3517" table:style-name="ce37">
            <text:p><text:s text:c="2"/>23 517</text:p>
          </table:table-cell>
          <table:table-cell office:value-type="float" office:value="6053" table:style-name="ce37">
            <text:p><text:s text:c="2"/>6 053</text:p>
          </table:table-cell>
          <table:table-cell office:value-type="float" office:value="461" table:style-name="ce37">
            <text:p><text:s text:c="3"/>461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5" table:style-name="ce37">
            <text:p><text:s text:c="3"/>685</text:p>
          </table:table-cell>
          <table:table-cell office:value-type="float" office:value="332" table:style-name="ce37">
            <text:p><text:s text:c="3"/>332</text:p>
          </table:table-cell>
          <table:table-cell office:value-type="float" office:value="1062" table:style-name="ce37">
            <text:p><text:s text:c="2"/>1 062</text:p>
          </table:table-cell>
          <table:table-cell office:value-type="float" office:value="15941" table:style-name="ce37">
            <text:p><text:s text:c="2"/>15 941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57108" table:style-name="ce37">
            <text:p><text:s text:c="2"/>57 108</text:p>
          </table:table-cell>
          <table:table-cell office:value-type="float" office:value="4561" table:style-name="ce37">
            <text:p><text:s text:c="2"/>4 561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7" table:style-name="ce37">
            <text:p><text:s text:c="3"/>837</text:p>
          </table:table-cell>
          <table:table-cell office:value-type="float" office:value="799" table:style-name="ce37">
            <text:p><text:s text:c="3"/>799</text:p>
          </table:table-cell>
          <table:table-cell office:value-type="float" office:value="1636" table:style-name="ce37">
            <text:p><text:s text:c="2"/>1 636</text:p>
          </table:table-cell>
          <table:table-cell office:value-type="float" office:value="50829" table:style-name="ce37">
            <text:p><text:s text:c="2"/>50 82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3459" table:style-name="ce36">
            <text:p><text:s text:c="2"/>23 459</text:p>
          </table:table-cell>
          <table:table-cell office:value-type="float" office:value="2634" table:style-name="ce36">
            <text:p><text:s text:c="2"/>2 634</text:p>
          </table:table-cell>
          <table:table-cell office:value-type="float" office:value="687" table:style-name="ce36">
            <text:p><text:s text:c="3"/>6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8" table:style-name="ce36">
            <text:p><text:s text:c="3"/>198</text:p>
          </table:table-cell>
          <table:table-cell office:value-type="float" office:value="198" table:style-name="ce36">
            <text:p><text:s text:c="3"/>198</text:p>
          </table:table-cell>
          <table:table-cell office:value-type="float" office:value="396" table:style-name="ce36">
            <text:p><text:s text:c="3"/>396</text:p>
          </table:table-cell>
          <table:table-cell office:value-type="float" office:value="19742" table:style-name="ce36">
            <text:p><text:s text:c="2"/>19 74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6897" table:style-name="ce36">
            <text:p><text:s text:c="2"/>6 897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6296" table:style-name="ce36">
            <text:p><text:s text:c="2"/>6 29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0531" table:style-name="ce36">
            <text:p><text:s text:c="2"/>20 531</text:p>
          </table:table-cell>
          <table:table-cell office:value-type="float" office:value="1643" table:style-name="ce36">
            <text:p><text:s text:c="2"/>1 643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784" table:style-name="ce36">
            <text:p><text:s text:c="3"/>784</text:p>
          </table:table-cell>
          <table:table-cell office:value-type="float" office:value="17993" table:style-name="ce36">
            <text:p><text:s text:c="2"/>17 99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7178" table:style-name="ce36">
            <text:p><text:s text:c="2"/>27 178</text:p>
          </table:table-cell>
          <table:table-cell office:value-type="float" office:value="2891" table:style-name="ce36">
            <text:p><text:s text:c="2"/>2 891</text:p>
          </table:table-cell>
          <table:table-cell office:value-type="float" office:value="347" table:style-name="ce36">
            <text:p><text:s text:c="3"/>347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7" table:style-name="ce36">
            <text:p><text:s text:c="2"/>1 507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2031" table:style-name="ce36">
            <text:p><text:s text:c="2"/>2 031</text:p>
          </table:table-cell>
          <table:table-cell office:value-type="float" office:value="21909" table:style-name="ce36">
            <text:p><text:s text:c="2"/>21 909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0786" table:style-name="ce36">
            <text:p><text:s text:c="2"/>10 786</text:p>
          </table:table-cell>
          <table:table-cell office:value-type="float" office:value="1478" table:style-name="ce36">
            <text:p><text:s text:c="2"/>1 478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2" table:style-name="ce36">
            <text:p><text:s text:c="3"/>632</text:p>
          </table:table-cell>
          <table:table-cell office:value-type="float" office:value="143" table:style-name="ce36">
            <text:p><text:s text:c="3"/>143</text:p>
          </table:table-cell>
          <table:table-cell office:value-type="float" office:value="776" table:style-name="ce36">
            <text:p><text:s text:c="3"/>776</text:p>
          </table:table-cell>
          <table:table-cell office:value-type="float" office:value="8487" table:style-name="ce36">
            <text:p><text:s text:c="2"/>8 48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8189" table:style-name="ce37">
            <text:p><text:s text:c="2"/>8 1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11" table:style-name="ce37">
            <text:p><text:s text:c="2"/>7 41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5479" table:style-name="ce37">
            <text:p><text:s text:c="2"/>25 479</text:p>
          </table:table-cell>
          <table:table-cell office:value-type="float" office:value="3846" table:style-name="ce37">
            <text:p><text:s text:c="2"/>3 846</text:p>
          </table:table-cell>
          <table:table-cell office:value-type="float" office:value="1461" table:style-name="ce37">
            <text:p><text:s text:c="2"/>1 461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0" table:style-name="ce37">
            <text:p><text:s text:c="2"/>1 100</text:p>
          </table:table-cell>
          <table:table-cell office:value-type="float" office:value="527" table:style-name="ce37">
            <text:p><text:s text:c="3"/>527</text:p>
          </table:table-cell>
          <table:table-cell office:value-type="float" office:value="1640" table:style-name="ce37">
            <text:p><text:s text:c="2"/>1 640</text:p>
          </table:table-cell>
          <table:table-cell office:value-type="float" office:value="18532" table:style-name="ce37">
            <text:p><text:s text:c="2"/>18 532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14982" table:style-name="ce37">
            <text:p><text:s text:c="2"/>214 9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0" table:style-name="ce37">
            <text:p><text:s text:c="3"/>6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39" table:style-name="ce37">
            <text:p><text:s text:c="2"/>3 039</text:p>
          </table:table-cell>
          <table:table-cell office:value-type="float" office:value="3039" table:style-name="ce37">
            <text:p><text:s text:c="2"/>3 039</text:p>
          </table:table-cell>
          <table:table-cell office:value-type="float" office:value="211323" table:style-name="ce37">
            <text:p><text:s text:c="2"/>211 32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79899" table:style-name="ce37">
            <text:p><text:s text:c="2"/>79 899</text:p>
          </table:table-cell>
          <table:table-cell office:value-type="float" office:value="6400" table:style-name="ce37">
            <text:p><text:s text:c="2"/>6 400</text:p>
          </table:table-cell>
          <table:table-cell office:value-type="float" office:value="2185" table:style-name="ce37">
            <text:p><text:s text:c="2"/>2 1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71109" table:style-name="ce37">
            <text:p><text:s text:c="2"/>71 109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7138" table:style-name="ce37">
            <text:p><text:s text:c="2"/>17 138</text:p>
          </table:table-cell>
          <table:table-cell office:value-type="float" office:value="2316" table:style-name="ce37">
            <text:p><text:s text:c="2"/>2 316</text:p>
          </table:table-cell>
          <table:table-cell office:value-type="float" office:value="692" table:style-name="ce37">
            <text:p><text:s text:c="3"/>69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1" table:style-name="ce37">
            <text:p><text:s text:c="3"/>491</text:p>
          </table:table-cell>
          <table:table-cell office:value-type="float" office:value="497" table:style-name="ce37">
            <text:p><text:s text:c="3"/>497</text:p>
          </table:table-cell>
          <table:table-cell office:value-type="float" office:value="13633" table:style-name="ce37">
            <text:p><text:s text:c="2"/>13 63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22060" table:style-name="ce36">
            <text:p><text:s text:c="2"/>122 060</text:p>
          </table:table-cell>
          <table:table-cell office:value-type="float" office:value="21339" table:style-name="ce36">
            <text:p><text:s text:c="2"/>21 339</text:p>
          </table:table-cell>
          <table:table-cell office:value-type="float" office:value="996" table:style-name="ce36">
            <text:p><text:s text:c="3"/>996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29" table:style-name="ce36">
            <text:p><text:s text:c="2"/>8 029</text:p>
          </table:table-cell>
          <table:table-cell office:value-type="float" office:value="2071" table:style-name="ce36">
            <text:p><text:s text:c="2"/>2 071</text:p>
          </table:table-cell>
          <table:table-cell office:value-type="float" office:value="10126" table:style-name="ce36">
            <text:p><text:s text:c="2"/>10 126</text:p>
          </table:table-cell>
          <table:table-cell office:value-type="float" office:value="89599" table:style-name="ce36">
            <text:p><text:s text:c="2"/>89 59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2050" table:style-name="ce36">
            <text:p><text:s text:c="2"/>12 050</text:p>
          </table:table-cell>
          <table:table-cell office:value-type="float" office:value="1195" table:style-name="ce36">
            <text:p><text:s text:c="2"/>1 195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9" table:style-name="ce36">
            <text:p><text:s text:c="3"/>519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683" table:style-name="ce36">
            <text:p><text:s text:c="3"/>683</text:p>
          </table:table-cell>
          <table:table-cell office:value-type="float" office:value="10085" table:style-name="ce36">
            <text:p><text:s text:c="2"/>10 08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45969" table:style-name="ce36">
            <text:p><text:s text:c="2"/>45 969</text:p>
          </table:table-cell>
          <table:table-cell office:value-type="float" office:value="5872" table:style-name="ce36">
            <text:p><text:s text:c="2"/>5 872</text:p>
          </table:table-cell>
          <table:table-cell office:value-type="float" office:value="543" table:style-name="ce36">
            <text:p><text:s text:c="3"/>5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61" table:style-name="ce36">
            <text:p><text:s text:c="2"/>2 561</text:p>
          </table:table-cell>
          <table:table-cell office:value-type="float" office:value="407" table:style-name="ce36">
            <text:p><text:s text:c="3"/>407</text:p>
          </table:table-cell>
          <table:table-cell office:value-type="float" office:value="2968" table:style-name="ce36">
            <text:p><text:s text:c="2"/>2 968</text:p>
          </table:table-cell>
          <table:table-cell office:value-type="float" office:value="36586" table:style-name="ce36">
            <text:p><text:s text:c="2"/>36 58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7153" table:style-name="ce36">
            <text:p><text:s text:c="2"/>7 153</text:p>
          </table:table-cell>
          <table:table-cell office:value-type="float" office:value="1098" table:style-name="ce36">
            <text:p><text:s text:c="2"/>1 098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673" table:style-name="ce36">
            <text:p><text:s text:c="3"/>673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1023" table:style-name="ce36">
            <text:p><text:s text:c="2"/>1 023</text:p>
          </table:table-cell>
          <table:table-cell office:value-type="float" office:value="4969" table:style-name="ce36">
            <text:p><text:s text:c="2"/>4 969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0240" table:style-name="ce36">
            <text:p><text:s text:c="2"/>20 240</text:p>
          </table:table-cell>
          <table:table-cell office:value-type="float" office:value="2727" table:style-name="ce36">
            <text:p><text:s text:c="2"/>2 727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80" table:style-name="ce36">
            <text:p><text:s text:c="2"/>1 580</text:p>
          </table:table-cell>
          <table:table-cell office:value-type="float" office:value="507" table:style-name="ce36">
            <text:p><text:s text:c="3"/>507</text:p>
          </table:table-cell>
          <table:table-cell office:value-type="float" office:value="2087" table:style-name="ce36">
            <text:p><text:s text:c="2"/>2 087</text:p>
          </table:table-cell>
          <table:table-cell office:value-type="float" office:value="15024" table:style-name="ce36">
            <text:p><text:s text:c="2"/>15 02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50871" table:style-name="ce37">
            <text:p><text:s text:c="2"/>50 871</text:p>
          </table:table-cell>
          <table:table-cell office:value-type="float" office:value="8653" table:style-name="ce37">
            <text:p><text:s text:c="2"/>8 653</text:p>
          </table:table-cell>
          <table:table-cell office:value-type="float" office:value="387" table:style-name="ce37">
            <text:p><text:s text:c="3"/>387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223" table:style-name="ce37">
            <text:p><text:s text:c="3"/>223</text:p>
          </table:table-cell>
          <table:table-cell office:value-type="float" office:value="5534" table:style-name="ce37">
            <text:p><text:s text:c="2"/>5 534</text:p>
          </table:table-cell>
          <table:table-cell office:value-type="float" office:value="1234" table:style-name="ce37">
            <text:p><text:s text:c="2"/>1 234</text:p>
          </table:table-cell>
          <table:table-cell office:value-type="float" office:value="7044" table:style-name="ce37">
            <text:p><text:s text:c="2"/>7 044</text:p>
          </table:table-cell>
          <table:table-cell office:value-type="float" office:value="34787" table:style-name="ce37">
            <text:p><text:s text:c="2"/>34 78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52699" table:style-name="ce38">
            <text:p><text:s text:c="2"/>52 699</text:p>
          </table:table-cell>
          <table:table-cell office:value-type="float" office:value="5985" table:style-name="ce38">
            <text:p><text:s text:c="2"/>5 985</text:p>
          </table:table-cell>
          <table:table-cell office:value-type="float" office:value="1286" table:style-name="ce38">
            <text:p><text:s text:c="2"/>1 28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38" table:style-name="ce38">
            <text:p><text:s text:c="3"/>238</text:p>
          </table:table-cell>
          <table:table-cell office:value-type="float" office:value="1252" table:style-name="ce38">
            <text:p><text:s text:c="2"/>1 252</text:p>
          </table:table-cell>
          <table:table-cell office:value-type="float" office:value="388" table:style-name="ce38">
            <text:p><text:s text:c="3"/>388</text:p>
          </table:table-cell>
          <table:table-cell office:value-type="float" office:value="1879" table:style-name="ce38">
            <text:p><text:s text:c="2"/>1 879</text:p>
          </table:table-cell>
          <table:table-cell office:value-type="float" office:value="43549" table:style-name="ce38">
            <text:p><text:s text:c="2"/>43 54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3448" table:style-name="ce37">
            <text:p><text:s text:c="2"/>33 448</text:p>
          </table:table-cell>
          <table:table-cell office:value-type="float" office:value="6920" table:style-name="ce37">
            <text:p><text:s text:c="2"/>6 920</text:p>
          </table:table-cell>
          <table:table-cell office:value-type="float" office:value="285" table:style-name="ce37">
            <text:p><text:s text:c="3"/>285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16" table:style-name="ce37">
            <text:p><text:s text:c="2"/>3 016</text:p>
          </table:table-cell>
          <table:table-cell office:value-type="float" office:value="552" table:style-name="ce37">
            <text:p><text:s text:c="3"/>552</text:p>
          </table:table-cell>
          <table:table-cell office:value-type="float" office:value="3690" table:style-name="ce37">
            <text:p><text:s text:c="2"/>3 690</text:p>
          </table:table-cell>
          <table:table-cell office:value-type="float" office:value="22553" table:style-name="ce37">
            <text:p><text:s text:c="2"/>22 55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64373" table:style-name="ce37">
            <text:p><text:s text:c="2"/>64 373</text:p>
          </table:table-cell>
          <table:table-cell office:value-type="float" office:value="5022" table:style-name="ce37">
            <text:p><text:s text:c="2"/>5 022</text:p>
          </table:table-cell>
          <table:table-cell office:value-type="float" office:value="1515" table:style-name="ce37">
            <text:p><text:s text:c="2"/>1 515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40" table:style-name="ce37">
            <text:p><text:s text:c="2"/>2 640</text:p>
          </table:table-cell>
          <table:table-cell office:value-type="float" office:value="1689" table:style-name="ce37">
            <text:p><text:s text:c="2"/>1 689</text:p>
          </table:table-cell>
          <table:table-cell office:value-type="float" office:value="4461" table:style-name="ce37">
            <text:p><text:s text:c="2"/>4 461</text:p>
          </table:table-cell>
          <table:table-cell office:value-type="float" office:value="53375" table:style-name="ce37">
            <text:p><text:s text:c="2"/>53 375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4094" table:style-name="ce37">
            <text:p><text:s text:c="2"/>14 094</text:p>
          </table:table-cell>
          <table:table-cell office:value-type="float" office:value="2870" table:style-name="ce37">
            <text:p><text:s text:c="2"/>2 870</text:p>
          </table:table-cell>
          <table:table-cell office:value-type="float" office:value="156" table:style-name="ce37">
            <text:p><text:s text:c="3"/>156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3" table:style-name="ce37">
            <text:p><text:s text:c="2"/>1 303</text:p>
          </table:table-cell>
          <table:table-cell office:value-type="float" office:value="245" table:style-name="ce37">
            <text:p><text:s text:c="3"/>245</text:p>
          </table:table-cell>
          <table:table-cell office:value-type="float" office:value="1558" table:style-name="ce37">
            <text:p><text:s text:c="2"/>1 558</text:p>
          </table:table-cell>
          <table:table-cell office:value-type="float" office:value="9510" table:style-name="ce37">
            <text:p><text:s text:c="2"/>9 51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9458" table:style-name="ce36">
            <text:p><text:s text:c="2"/>19 458</text:p>
          </table:table-cell>
          <table:table-cell office:value-type="float" office:value="4973" table:style-name="ce36">
            <text:p><text:s text:c="2"/>4 973</text:p>
          </table:table-cell>
          <table:table-cell office:value-type="float" office:value="313" table:style-name="ce36">
            <text:p><text:s text:c="3"/>31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5" table:style-name="ce36">
            <text:p><text:s text:c="3"/>935</text:p>
          </table:table-cell>
          <table:table-cell office:value-type="float" office:value="440" table:style-name="ce36">
            <text:p><text:s text:c="3"/>440</text:p>
          </table:table-cell>
          <table:table-cell office:value-type="float" office:value="1379" table:style-name="ce36">
            <text:p><text:s text:c="2"/>1 379</text:p>
          </table:table-cell>
          <table:table-cell office:value-type="float" office:value="12793" table:style-name="ce36">
            <text:p><text:s text:c="2"/>12 7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38173" table:style-name="ce36">
            <text:p><text:s text:c="2"/>38 173</text:p>
          </table:table-cell>
          <table:table-cell office:value-type="float" office:value="7719" table:style-name="ce36">
            <text:p><text:s text:c="2"/>7 719</text:p>
          </table:table-cell>
          <table:table-cell office:value-type="float" office:value="598" table:style-name="ce36">
            <text:p><text:s text:c="3"/>59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777" table:style-name="ce36">
            <text:p><text:s text:c="2"/>1 777</text:p>
          </table:table-cell>
          <table:table-cell office:value-type="float" office:value="820" table:style-name="ce36">
            <text:p><text:s text:c="3"/>820</text:p>
          </table:table-cell>
          <table:table-cell office:value-type="float" office:value="2616" table:style-name="ce36">
            <text:p><text:s text:c="2"/>2 616</text:p>
          </table:table-cell>
          <table:table-cell office:value-type="float" office:value="27240" table:style-name="ce36">
            <text:p><text:s text:c="2"/>27 24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4870" table:style-name="ce36">
            <text:p><text:s text:c="2"/>34 870</text:p>
          </table:table-cell>
          <table:table-cell office:value-type="float" office:value="5868" table:style-name="ce36">
            <text:p><text:s text:c="2"/>5 868</text:p>
          </table:table-cell>
          <table:table-cell office:value-type="float" office:value="887" table:style-name="ce36">
            <text:p><text:s text:c="3"/>887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344" table:style-name="ce36">
            <text:p><text:s text:c="2"/>1 344</text:p>
          </table:table-cell>
          <table:table-cell office:value-type="float" office:value="762" table:style-name="ce36">
            <text:p><text:s text:c="3"/>762</text:p>
          </table:table-cell>
          <table:table-cell office:value-type="float" office:value="2273" table:style-name="ce36">
            <text:p><text:s text:c="2"/>2 273</text:p>
          </table:table-cell>
          <table:table-cell office:value-type="float" office:value="25842" table:style-name="ce36">
            <text:p><text:s text:c="2"/>25 8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24376" table:style-name="ce36">
            <text:p><text:s text:c="2"/>124 376</text:p>
          </table:table-cell>
          <table:table-cell office:value-type="float" office:value="29907" table:style-name="ce36">
            <text:p><text:s text:c="2"/>29 907</text:p>
          </table:table-cell>
          <table:table-cell office:value-type="float" office:value="669" table:style-name="ce36">
            <text:p><text:s text:c="3"/>669</text:p>
          </table:table-cell>
          <table:table-cell office:value-type="float" office:value="218" table:style-name="ce36">
            <text:p><text:s text:c="3"/>218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10895" table:style-name="ce36">
            <text:p><text:s text:c="2"/>10 895</text:p>
          </table:table-cell>
          <table:table-cell office:value-type="float" office:value="2021" table:style-name="ce36">
            <text:p><text:s text:c="2"/>2 021</text:p>
          </table:table-cell>
          <table:table-cell office:value-type="float" office:value="13533" table:style-name="ce36">
            <text:p><text:s text:c="2"/>13 533</text:p>
          </table:table-cell>
          <table:table-cell office:value-type="float" office:value="80267" table:style-name="ce36">
            <text:p><text:s text:c="2"/>80 26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10060" table:style-name="ce36">
            <text:p><text:s text:c="2"/>110 060</text:p>
          </table:table-cell>
          <table:table-cell office:value-type="float" office:value="15592" table:style-name="ce36">
            <text:p><text:s text:c="2"/>15 592</text:p>
          </table:table-cell>
          <table:table-cell office:value-type="float" office:value="1590" table:style-name="ce36">
            <text:p><text:s text:c="2"/>1 590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4716" table:style-name="ce36">
            <text:p><text:s text:c="2"/>4 716</text:p>
          </table:table-cell>
          <table:table-cell office:value-type="float" office:value="10843" table:style-name="ce36">
            <text:p><text:s text:c="2"/>10 843</text:p>
          </table:table-cell>
          <table:table-cell office:value-type="float" office:value="8399" table:style-name="ce36">
            <text:p><text:s text:c="2"/>8 399</text:p>
          </table:table-cell>
          <table:table-cell office:value-type="float" office:value="24168" table:style-name="ce36">
            <text:p><text:s text:c="2"/>24 168</text:p>
          </table:table-cell>
          <table:table-cell office:value-type="float" office:value="68710" table:style-name="ce36">
            <text:p><text:s text:c="2"/>68 71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7829" table:style-name="ce37">
            <text:p><text:s text:c="2"/>27 829</text:p>
          </table:table-cell>
          <table:table-cell office:value-type="float" office:value="1965" table:style-name="ce37">
            <text:p><text:s text:c="2"/>1 965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738" table:style-name="ce37">
            <text:p><text:s text:c="2"/>3 738</text:p>
          </table:table-cell>
          <table:table-cell office:value-type="float" office:value="3426" table:style-name="ce37">
            <text:p><text:s text:c="2"/>3 426</text:p>
          </table:table-cell>
          <table:table-cell office:value-type="float" office:value="849" table:style-name="ce37">
            <text:p><text:s text:c="3"/>849</text:p>
          </table:table-cell>
          <table:table-cell office:value-type="float" office:value="8018" table:style-name="ce37">
            <text:p><text:s text:c="2"/>8 018</text:p>
          </table:table-cell>
          <table:table-cell office:value-type="float" office:value="17820" table:style-name="ce37">
            <text:p><text:s text:c="2"/>17 82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308" table:style-name="ce37">
            <text:p><text:s text:c="2"/>14 308</text:p>
          </table:table-cell>
          <table:table-cell office:value-type="float" office:value="2095" table:style-name="ce37">
            <text:p><text:s text:c="2"/>2 095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8" table:style-name="ce37">
            <text:p><text:s text:c="3"/>368</text:p>
          </table:table-cell>
          <table:table-cell office:value-type="float" office:value="413" table:style-name="ce37">
            <text:p><text:s text:c="3"/>413</text:p>
          </table:table-cell>
          <table:table-cell office:value-type="float" office:value="1087" table:style-name="ce37">
            <text:p><text:s text:c="2"/>1 087</text:p>
          </table:table-cell>
          <table:table-cell office:value-type="float" office:value="10995" table:style-name="ce37">
            <text:p><text:s text:c="2"/>10 99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7721" table:style-name="ce37">
            <text:p><text:s text:c="2"/>27 721</text:p>
          </table:table-cell>
          <table:table-cell office:value-type="float" office:value="4347" table:style-name="ce37">
            <text:p><text:s text:c="2"/>4 347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878" table:style-name="ce37">
            <text:p><text:s text:c="3"/>878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986" table:style-name="ce37">
            <text:p><text:s text:c="3"/>986</text:p>
          </table:table-cell>
          <table:table-cell office:value-type="float" office:value="867" table:style-name="ce37">
            <text:p><text:s text:c="3"/>867</text:p>
          </table:table-cell>
          <table:table-cell office:value-type="float" office:value="2804" table:style-name="ce37">
            <text:p><text:s text:c="2"/>2 804</text:p>
          </table:table-cell>
          <table:table-cell office:value-type="float" office:value="20280" table:style-name="ce37">
            <text:p><text:s text:c="2"/>20 28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8780" table:style-name="ce37">
            <text:p><text:s text:c="2"/>38 780</text:p>
          </table:table-cell>
          <table:table-cell office:value-type="float" office:value="10057" table:style-name="ce37">
            <text:p><text:s text:c="2"/>10 057</text:p>
          </table:table-cell>
          <table:table-cell office:value-type="float" office:value="350" table:style-name="ce37">
            <text:p><text:s text:c="3"/>350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261" table:style-name="ce37">
            <text:p><text:s text:c="3"/>261</text:p>
          </table:table-cell>
          <table:table-cell office:value-type="float" office:value="3634" table:style-name="ce37">
            <text:p><text:s text:c="2"/>3 634</text:p>
          </table:table-cell>
          <table:table-cell office:value-type="float" office:value="746" table:style-name="ce37">
            <text:p><text:s text:c="3"/>746</text:p>
          </table:table-cell>
          <table:table-cell office:value-type="float" office:value="5176" table:style-name="ce37">
            <text:p><text:s text:c="2"/>5 176</text:p>
          </table:table-cell>
          <table:table-cell office:value-type="float" office:value="23197" table:style-name="ce37">
            <text:p><text:s text:c="2"/>23 197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26764" table:style-name="ce38">
            <text:p><text:s text:c="2"/>126 764</text:p>
          </table:table-cell>
          <table:table-cell office:value-type="float" office:value="39308" table:style-name="ce38">
            <text:p><text:s text:c="2"/>39 308</text:p>
          </table:table-cell>
          <table:table-cell office:value-type="float" office:value="916" table:style-name="ce38">
            <text:p><text:s text:c="3"/>916</text:p>
          </table:table-cell>
          <table:table-cell office:value-type="float" office:value="1561" table:style-name="ce38">
            <text:p><text:s text:c="2"/>1 56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691" table:style-name="ce38">
            <text:p><text:s text:c="2"/>15 691</text:p>
          </table:table-cell>
          <table:table-cell office:value-type="float" office:value="1867" table:style-name="ce38">
            <text:p><text:s text:c="2"/>1 867</text:p>
          </table:table-cell>
          <table:table-cell office:value-type="float" office:value="19119" table:style-name="ce38">
            <text:p><text:s text:c="2"/>19 119</text:p>
          </table:table-cell>
          <table:table-cell office:value-type="float" office:value="67421" table:style-name="ce38">
            <text:p><text:s text:c="2"/>67 42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61185" table:style-name="ce36">
            <text:p><text:s text:c="2"/>61 185</text:p>
          </table:table-cell>
          <table:table-cell office:value-type="float" office:value="14406" table:style-name="ce36">
            <text:p><text:s text:c="2"/>14 406</text:p>
          </table:table-cell>
          <table:table-cell office:value-type="float" office:value="571" table:style-name="ce36">
            <text:p><text:s text:c="3"/>571</text:p>
          </table:table-cell>
          <table:table-cell office:value-type="float" office:value="745" table:style-name="ce36">
            <text:p><text:s text:c="3"/>745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7172" table:style-name="ce36">
            <text:p><text:s text:c="2"/>7 172</text:p>
          </table:table-cell>
          <table:table-cell office:value-type="float" office:value="1077" table:style-name="ce36">
            <text:p><text:s text:c="2"/>1 077</text:p>
          </table:table-cell>
          <table:table-cell office:value-type="float" office:value="9233" table:style-name="ce36">
            <text:p><text:s text:c="2"/>9 233</text:p>
          </table:table-cell>
          <table:table-cell office:value-type="float" office:value="36975" table:style-name="ce36">
            <text:p><text:s text:c="2"/>36 97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3737" table:style-name="ce36">
            <text:p><text:s text:c="2"/>33 737</text:p>
          </table:table-cell>
          <table:table-cell office:value-type="float" office:value="6012" table:style-name="ce36">
            <text:p><text:s text:c="2"/>6 012</text:p>
          </table:table-cell>
          <table:table-cell office:value-type="float" office:value="474" table:style-name="ce36">
            <text:p><text:s text:c="3"/>474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79" table:style-name="ce36">
            <text:p><text:s text:c="3"/>279</text:p>
          </table:table-cell>
          <table:table-cell office:value-type="float" office:value="1908" table:style-name="ce36">
            <text:p><text:s text:c="2"/>1 908</text:p>
          </table:table-cell>
          <table:table-cell office:value-type="float" office:value="614" table:style-name="ce36">
            <text:p><text:s text:c="3"/>614</text:p>
          </table:table-cell>
          <table:table-cell office:value-type="float" office:value="2831" table:style-name="ce36">
            <text:p><text:s text:c="2"/>2 831</text:p>
          </table:table-cell>
          <table:table-cell office:value-type="float" office:value="24420" table:style-name="ce36">
            <text:p><text:s text:c="2"/>24 42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4332" table:style-name="ce36">
            <text:p><text:s text:c="2"/>14 332</text:p>
          </table:table-cell>
          <table:table-cell office:value-type="float" office:value="967" table:style-name="ce36">
            <text:p><text:s text:c="3"/>967</text:p>
          </table:table-cell>
          <table:table-cell office:value-type="float" office:value="327" table:style-name="ce36">
            <text:p><text:s text:c="3"/>327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12893" table:style-name="ce36">
            <text:p><text:s text:c="2"/>12 89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73849" table:style-name="ce36">
            <text:p><text:s text:c="2"/>73 849</text:p>
          </table:table-cell>
          <table:table-cell office:value-type="float" office:value="14133" table:style-name="ce36">
            <text:p><text:s text:c="2"/>14 133</text:p>
          </table:table-cell>
          <table:table-cell office:value-type="float" office:value="946" table:style-name="ce36">
            <text:p><text:s text:c="3"/>946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1408" table:style-name="ce36">
            <text:p><text:s text:c="2"/>1 408</text:p>
          </table:table-cell>
          <table:table-cell office:value-type="float" office:value="4270" table:style-name="ce36">
            <text:p><text:s text:c="2"/>4 270</text:p>
          </table:table-cell>
          <table:table-cell office:value-type="float" office:value="1701" table:style-name="ce36">
            <text:p><text:s text:c="2"/>1 701</text:p>
          </table:table-cell>
          <table:table-cell office:value-type="float" office:value="7583" table:style-name="ce36">
            <text:p><text:s text:c="2"/>7 583</text:p>
          </table:table-cell>
          <table:table-cell office:value-type="float" office:value="51187" table:style-name="ce36">
            <text:p><text:s text:c="2"/>51 18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2020" table:style-name="ce36">
            <text:p><text:s text:c="2"/>32 020</text:p>
          </table:table-cell>
          <table:table-cell office:value-type="float" office:value="8790" table:style-name="ce36">
            <text:p><text:s text:c="2"/>8 790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56" table:style-name="ce36">
            <text:p><text:s text:c="3"/>156</text:p>
          </table:table-cell>
          <table:table-cell office:value-type="float" office:value="2116" table:style-name="ce36">
            <text:p><text:s text:c="2"/>2 116</text:p>
          </table:table-cell>
          <table:table-cell office:value-type="float" office:value="732" table:style-name="ce36">
            <text:p><text:s text:c="3"/>732</text:p>
          </table:table-cell>
          <table:table-cell office:value-type="float" office:value="3021" table:style-name="ce36">
            <text:p><text:s text:c="2"/>3 021</text:p>
          </table:table-cell>
          <table:table-cell office:value-type="float" office:value="19878" table:style-name="ce36">
            <text:p><text:s text:c="2"/>19 87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19419" table:style-name="ce37">
            <text:p><text:s text:c="2"/>19 419</text:p>
          </table:table-cell>
          <table:table-cell office:value-type="float" office:value="1089" table:style-name="ce37">
            <text:p><text:s text:c="2"/>1 089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3" table:style-name="ce37">
            <text:p><text:s text:c="2"/>1 883</text:p>
          </table:table-cell>
          <table:table-cell office:value-type="float" office:value="2356" table:style-name="ce37">
            <text:p><text:s text:c="2"/>2 356</text:p>
          </table:table-cell>
          <table:table-cell office:value-type="float" office:value="4239" table:style-name="ce37">
            <text:p><text:s text:c="2"/>4 239</text:p>
          </table:table-cell>
          <table:table-cell office:value-type="float" office:value="13949" table:style-name="ce37">
            <text:p><text:s text:c="2"/>13 94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11883" table:style-name="ce37">
            <text:p><text:s text:c="2"/>111 883</text:p>
          </table:table-cell>
          <table:table-cell office:value-type="float" office:value="24132" table:style-name="ce37">
            <text:p><text:s text:c="2"/>24 132</text:p>
          </table:table-cell>
          <table:table-cell office:value-type="float" office:value="762" table:style-name="ce37">
            <text:p><text:s text:c="3"/>76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996" table:style-name="ce37">
            <text:p><text:s text:c="2"/>24 9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996" table:style-name="ce37">
            <text:p><text:s text:c="2"/>24 996</text:p>
          </table:table-cell>
          <table:table-cell office:value-type="float" office:value="61993" table:style-name="ce37">
            <text:p><text:s text:c="2"/>61 99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8108" table:style-name="ce37">
            <text:p><text:s text:c="2"/>18 1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8" table:style-name="ce37">
            <text:p><text:s text:c="3"/>858</text:p>
          </table:table-cell>
          <table:table-cell office:value-type="float" office:value="858" table:style-name="ce37">
            <text:p><text:s text:c="3"/>858</text:p>
          </table:table-cell>
          <table:table-cell office:value-type="float" office:value="16966" table:style-name="ce37">
            <text:p><text:s text:c="2"/>16 96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20848" table:style-name="ce37">
            <text:p><text:s text:c="2"/>20 848</text:p>
          </table:table-cell>
          <table:table-cell office:value-type="float" office:value="984" table:style-name="ce37">
            <text:p><text:s text:c="3"/>984</text:p>
          </table:table-cell>
          <table:table-cell office:value-type="float" office:value="415" table:style-name="ce37">
            <text:p><text:s text:c="3"/>4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9" table:style-name="ce37">
            <text:p><text:s text:c="2"/>1 619</text:p>
          </table:table-cell>
          <table:table-cell office:value-type="float" office:value="1619" table:style-name="ce37">
            <text:p><text:s text:c="2"/>1 619</text:p>
          </table:table-cell>
          <table:table-cell office:value-type="float" office:value="17830" table:style-name="ce37">
            <text:p><text:s text:c="2"/>17 830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01134" table:style-name="ce38">
            <text:p><text:s text:c="2"/>101 134</text:p>
          </table:table-cell>
          <table:table-cell office:value-type="float" office:value="11611" table:style-name="ce38">
            <text:p><text:s text:c="2"/>11 611</text:p>
          </table:table-cell>
          <table:table-cell office:value-type="float" office:value="1323" table:style-name="ce38">
            <text:p><text:s text:c="2"/>1 3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10" table:style-name="ce38">
            <text:p><text:s text:c="2"/>6 0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10" table:style-name="ce38">
            <text:p><text:s text:c="2"/>6 010</text:p>
          </table:table-cell>
          <table:table-cell office:value-type="float" office:value="82190" table:style-name="ce38">
            <text:p><text:s text:c="2"/>82 19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77792" table:style-name="ce36">
            <text:p><text:s text:c="2"/>177 792</text:p>
          </table:table-cell>
          <table:table-cell office:value-type="float" office:value="13705" table:style-name="ce36">
            <text:p><text:s text:c="2"/>13 705</text:p>
          </table:table-cell>
          <table:table-cell office:value-type="float" office:value="1026" table:style-name="ce36">
            <text:p><text:s text:c="2"/>1 026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4016" table:style-name="ce36">
            <text:p><text:s text:c="2"/>4 016</text:p>
          </table:table-cell>
          <table:table-cell office:value-type="float" office:value="28201" table:style-name="ce36">
            <text:p><text:s text:c="2"/>28 201</text:p>
          </table:table-cell>
          <table:table-cell office:value-type="float" office:value="32338" table:style-name="ce36">
            <text:p><text:s text:c="2"/>32 338</text:p>
          </table:table-cell>
          <table:table-cell office:value-type="float" office:value="130723" table:style-name="ce36">
            <text:p><text:s text:c="2"/>130 7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52612" table:style-name="ce36">
            <text:p><text:s text:c="2"/>52 612</text:p>
          </table:table-cell>
          <table:table-cell office:value-type="float" office:value="4961" table:style-name="ce36">
            <text:p><text:s text:c="2"/>4 961</text:p>
          </table:table-cell>
          <table:table-cell office:value-type="float" office:value="586" table:style-name="ce36">
            <text:p><text:s text:c="3"/>586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46" table:style-name="ce36">
            <text:p><text:s text:c="2"/>4 346</text:p>
          </table:table-cell>
          <table:table-cell office:value-type="float" office:value="2557" table:style-name="ce36">
            <text:p><text:s text:c="2"/>2 557</text:p>
          </table:table-cell>
          <table:table-cell office:value-type="float" office:value="6914" table:style-name="ce36">
            <text:p><text:s text:c="2"/>6 914</text:p>
          </table:table-cell>
          <table:table-cell office:value-type="float" office:value="40151" table:style-name="ce36">
            <text:p><text:s text:c="2"/>40 15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57188" table:style-name="ce36">
            <text:p><text:s text:c="2"/>57 188</text:p>
          </table:table-cell>
          <table:table-cell office:value-type="float" office:value="5673" table:style-name="ce36">
            <text:p><text:s text:c="2"/>5 673</text:p>
          </table:table-cell>
          <table:table-cell office:value-type="float" office:value="898" table:style-name="ce36">
            <text:p><text:s text:c="3"/>898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718" table:style-name="ce36">
            <text:p><text:s text:c="3"/>718</text:p>
          </table:table-cell>
          <table:table-cell office:value-type="float" office:value="2340" table:style-name="ce36">
            <text:p><text:s text:c="2"/>2 340</text:p>
          </table:table-cell>
          <table:table-cell office:value-type="float" office:value="3283" table:style-name="ce36">
            <text:p><text:s text:c="2"/>3 283</text:p>
          </table:table-cell>
          <table:table-cell office:value-type="float" office:value="47334" table:style-name="ce36">
            <text:p><text:s text:c="2"/>47 3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39934" table:style-name="ce36">
            <text:p><text:s text:c="2"/>39 934</text:p>
          </table:table-cell>
          <table:table-cell office:value-type="float" office:value="4696" table:style-name="ce36">
            <text:p><text:s text:c="2"/>4 696</text:p>
          </table:table-cell>
          <table:table-cell office:value-type="float" office:value="552" table:style-name="ce36">
            <text:p><text:s text:c="3"/>552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6" table:style-name="ce36">
            <text:p><text:s text:c="2"/>1 686</text:p>
          </table:table-cell>
          <table:table-cell office:value-type="float" office:value="1260" table:style-name="ce36">
            <text:p><text:s text:c="2"/>1 260</text:p>
          </table:table-cell>
          <table:table-cell office:value-type="float" office:value="2969" table:style-name="ce36">
            <text:p><text:s text:c="2"/>2 969</text:p>
          </table:table-cell>
          <table:table-cell office:value-type="float" office:value="31717" table:style-name="ce36">
            <text:p><text:s text:c="2"/>31 71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57176" table:style-name="ce36">
            <text:p><text:s text:c="2"/>57 176</text:p>
          </table:table-cell>
          <table:table-cell office:value-type="float" office:value="3536" table:style-name="ce36">
            <text:p><text:s text:c="2"/>3 536</text:p>
          </table:table-cell>
          <table:table-cell office:value-type="float" office:value="759" table:style-name="ce36">
            <text:p><text:s text:c="3"/>759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2287" table:style-name="ce36">
            <text:p><text:s text:c="2"/>2 287</text:p>
          </table:table-cell>
          <table:table-cell office:value-type="float" office:value="3065" table:style-name="ce36">
            <text:p><text:s text:c="2"/>3 065</text:p>
          </table:table-cell>
          <table:table-cell office:value-type="float" office:value="49816" table:style-name="ce36">
            <text:p><text:s text:c="2"/>49 81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48200" table:style-name="ce37">
            <text:p><text:s text:c="2"/>48 200</text:p>
          </table:table-cell>
          <table:table-cell office:value-type="float" office:value="4046" table:style-name="ce37">
            <text:p><text:s text:c="2"/>4 046</text:p>
          </table:table-cell>
          <table:table-cell office:value-type="float" office:value="721" table:style-name="ce37">
            <text:p><text:s text:c="3"/>721</text:p>
          </table:table-cell>
          <table:table-cell office:value-type="float" office:value="1303" table:style-name="ce37">
            <text:p><text:s text:c="2"/>1 303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1675" table:style-name="ce37">
            <text:p><text:s text:c="2"/>1 675</text:p>
          </table:table-cell>
          <table:table-cell office:value-type="float" office:value="3151" table:style-name="ce37">
            <text:p><text:s text:c="2"/>3 151</text:p>
          </table:table-cell>
          <table:table-cell office:value-type="float" office:value="40282" table:style-name="ce37">
            <text:p><text:s text:c="2"/>40 28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30757" table:style-name="ce38">
            <text:p><text:s text:c="2"/>30 757</text:p>
          </table:table-cell>
          <table:table-cell office:value-type="float" office:value="3072" table:style-name="ce38">
            <text:p><text:s text:c="2"/>3 07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3" table:style-name="ce38">
            <text:p><text:s text:c="3"/>19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31" table:style-name="ce38">
            <text:p><text:s text:c="2"/>1 031</text:p>
          </table:table-cell>
          <table:table-cell office:value-type="float" office:value="1012" table:style-name="ce38">
            <text:p><text:s text:c="2"/>1 012</text:p>
          </table:table-cell>
          <table:table-cell office:value-type="float" office:value="2236" table:style-name="ce38">
            <text:p><text:s text:c="2"/>2 236</text:p>
          </table:table-cell>
          <table:table-cell office:value-type="float" office:value="25449" table:style-name="ce38">
            <text:p><text:s text:c="2"/>25 44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28916" table:style-name="ce38">
            <text:p><text:s text:c="2"/>28 916</text:p>
          </table:table-cell>
          <table:table-cell office:value-type="float" office:value="2285" table:style-name="ce38">
            <text:p><text:s text:c="2"/>2 285</text:p>
          </table:table-cell>
          <table:table-cell office:value-type="float" office:value="418" table:style-name="ce38">
            <text:p><text:s text:c="3"/>418</text:p>
          </table:table-cell>
          <table:table-cell office:value-type="float" office:value="412" table:style-name="ce38">
            <text:p><text:s text:c="3"/>412</text:p>
          </table:table-cell>
          <table:table-cell office:value-type="float" office:value="311" table:style-name="ce38">
            <text:p><text:s text:c="3"/>311</text:p>
          </table:table-cell>
          <table:table-cell office:value-type="float" office:value="292" table:style-name="ce38">
            <text:p><text:s text:c="3"/>292</text:p>
          </table:table-cell>
          <table:table-cell office:value-type="float" office:value="880" table:style-name="ce38">
            <text:p><text:s text:c="3"/>880</text:p>
          </table:table-cell>
          <table:table-cell office:value-type="float" office:value="1895" table:style-name="ce38">
            <text:p><text:s text:c="2"/>1 895</text:p>
          </table:table-cell>
          <table:table-cell office:value-type="float" office:value="24318" table:style-name="ce38">
            <text:p><text:s text:c="2"/>24 318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2914" table:style-name="ce37">
            <text:p><text:s text:c="2"/>22 914</text:p>
          </table:table-cell>
          <table:table-cell office:value-type="float" office:value="3480" table:style-name="ce37">
            <text:p><text:s text:c="2"/>3 480</text:p>
          </table:table-cell>
          <table:table-cell office:value-type="float" office:value="271" table:style-name="ce37">
            <text:p><text:s text:c="3"/>271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300" table:style-name="ce37">
            <text:p><text:s text:c="3"/>300</text:p>
          </table:table-cell>
          <table:table-cell office:value-type="float" office:value="1433" table:style-name="ce37">
            <text:p><text:s text:c="2"/>1 433</text:p>
          </table:table-cell>
          <table:table-cell office:value-type="float" office:value="593" table:style-name="ce37">
            <text:p><text:s text:c="3"/>593</text:p>
          </table:table-cell>
          <table:table-cell office:value-type="float" office:value="2471" table:style-name="ce37">
            <text:p><text:s text:c="2"/>2 471</text:p>
          </table:table-cell>
          <table:table-cell office:value-type="float" office:value="16692" table:style-name="ce37">
            <text:p><text:s text:c="2"/>16 69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81066" table:style-name="ce38">
            <text:p><text:s text:c="2"/>81 066</text:p>
          </table:table-cell>
          <table:table-cell office:value-type="float" office:value="24449" table:style-name="ce38">
            <text:p><text:s text:c="2"/>24 449</text:p>
          </table:table-cell>
          <table:table-cell office:value-type="float" office:value="608" table:style-name="ce38">
            <text:p><text:s text:c="3"/>608</text:p>
          </table:table-cell>
          <table:table-cell office:value-type="float" office:value="238" table:style-name="ce38">
            <text:p><text:s text:c="3"/>238</text:p>
          </table:table-cell>
          <table:table-cell office:value-type="float" office:value="3163" table:style-name="ce38">
            <text:p><text:s text:c="2"/>3 163</text:p>
          </table:table-cell>
          <table:table-cell office:value-type="float" office:value="12348" table:style-name="ce38">
            <text:p><text:s text:c="2"/>12 348</text:p>
          </table:table-cell>
          <table:table-cell office:value-type="float" office:value="1570" table:style-name="ce38">
            <text:p><text:s text:c="2"/>1 570</text:p>
          </table:table-cell>
          <table:table-cell office:value-type="float" office:value="17319" table:style-name="ce38">
            <text:p><text:s text:c="2"/>17 319</text:p>
          </table:table-cell>
          <table:table-cell office:value-type="float" office:value="38690" table:style-name="ce38">
            <text:p><text:s text:c="2"/>38 69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10505" table:style-name="ce36">
            <text:p><text:s text:c="2"/>110 505</text:p>
          </table:table-cell>
          <table:table-cell office:value-type="float" office:value="28373" table:style-name="ce36">
            <text:p><text:s text:c="2"/>28 373</text:p>
          </table:table-cell>
          <table:table-cell office:value-type="float" office:value="1040" table:style-name="ce36">
            <text:p><text:s text:c="2"/>1 040</text:p>
          </table:table-cell>
          <table:table-cell office:value-type="float" office:value="584" table:style-name="ce36">
            <text:p><text:s text:c="3"/>5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81" table:style-name="ce36">
            <text:p><text:s text:c="2"/>13 981</text:p>
          </table:table-cell>
          <table:table-cell office:value-type="float" office:value="862" table:style-name="ce36">
            <text:p><text:s text:c="3"/>862</text:p>
          </table:table-cell>
          <table:table-cell office:value-type="float" office:value="15427" table:style-name="ce36">
            <text:p><text:s text:c="2"/>15 427</text:p>
          </table:table-cell>
          <table:table-cell office:value-type="float" office:value="65665" table:style-name="ce36">
            <text:p><text:s text:c="2"/>65 6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38893" table:style-name="ce36">
            <text:p><text:s text:c="2"/>38 893</text:p>
          </table:table-cell>
          <table:table-cell office:value-type="float" office:value="4270" table:style-name="ce36">
            <text:p><text:s text:c="2"/>4 270</text:p>
          </table:table-cell>
          <table:table-cell office:value-type="float" office:value="429" table:style-name="ce36">
            <text:p><text:s text:c="3"/>429</text:p>
          </table:table-cell>
          <table:table-cell office:value-type="float" office:value="693" table:style-name="ce36">
            <text:p><text:s text:c="3"/>693</text:p>
          </table:table-cell>
          <table:table-cell office:value-type="float" office:value="839" table:style-name="ce36">
            <text:p><text:s text:c="3"/>839</text:p>
          </table:table-cell>
          <table:table-cell office:value-type="float" office:value="1404" table:style-name="ce36">
            <text:p><text:s text:c="2"/>1 404</text:p>
          </table:table-cell>
          <table:table-cell office:value-type="float" office:value="1159" table:style-name="ce36">
            <text:p><text:s text:c="2"/>1 159</text:p>
          </table:table-cell>
          <table:table-cell office:value-type="float" office:value="4095" table:style-name="ce36">
            <text:p><text:s text:c="2"/>4 095</text:p>
          </table:table-cell>
          <table:table-cell office:value-type="float" office:value="30099" table:style-name="ce36">
            <text:p><text:s text:c="2"/>30 09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83956" table:style-name="ce36">
            <text:p><text:s text:c="2"/>83 956</text:p>
          </table:table-cell>
          <table:table-cell office:value-type="float" office:value="9580" table:style-name="ce36">
            <text:p><text:s text:c="2"/>9 580</text:p>
          </table:table-cell>
          <table:table-cell office:value-type="float" office:value="1142" table:style-name="ce36">
            <text:p><text:s text:c="2"/>1 142</text:p>
          </table:table-cell>
          <table:table-cell office:value-type="float" office:value="734" table:style-name="ce36">
            <text:p><text:s text:c="3"/>734</text:p>
          </table:table-cell>
          <table:table-cell office:value-type="float" office:value="1463" table:style-name="ce36">
            <text:p><text:s text:c="2"/>1 463</text:p>
          </table:table-cell>
          <table:table-cell office:value-type="float" office:value="2510" table:style-name="ce36">
            <text:p><text:s text:c="2"/>2 510</text:p>
          </table:table-cell>
          <table:table-cell office:value-type="float" office:value="2316" table:style-name="ce36">
            <text:p><text:s text:c="2"/>2 316</text:p>
          </table:table-cell>
          <table:table-cell office:value-type="float" office:value="7023" table:style-name="ce36">
            <text:p><text:s text:c="2"/>7 023</text:p>
          </table:table-cell>
          <table:table-cell office:value-type="float" office:value="66211" table:style-name="ce36">
            <text:p><text:s text:c="2"/>66 21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1047" table:style-name="ce36">
            <text:p><text:s text:c="2"/>21 047</text:p>
          </table:table-cell>
          <table:table-cell office:value-type="float" office:value="2051" table:style-name="ce36">
            <text:p><text:s text:c="2"/>2 051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8" table:style-name="ce36">
            <text:p><text:s text:c="2"/>1 178</text:p>
          </table:table-cell>
          <table:table-cell office:value-type="float" office:value="552" table:style-name="ce36">
            <text:p><text:s text:c="3"/>552</text:p>
          </table:table-cell>
          <table:table-cell office:value-type="float" office:value="1746" table:style-name="ce36">
            <text:p><text:s text:c="2"/>1 746</text:p>
          </table:table-cell>
          <table:table-cell office:value-type="float" office:value="16774" table:style-name="ce36">
            <text:p><text:s text:c="2"/>16 77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30819" table:style-name="ce36">
            <text:p><text:s text:c="2"/>30 819</text:p>
          </table:table-cell>
          <table:table-cell office:value-type="float" office:value="3509" table:style-name="ce36">
            <text:p><text:s text:c="2"/>3 509</text:p>
          </table:table-cell>
          <table:table-cell office:value-type="float" office:value="335" table:style-name="ce36">
            <text:p><text:s text:c="3"/>335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42" table:style-name="ce36">
            <text:p><text:s text:c="2"/>2 442</text:p>
          </table:table-cell>
          <table:table-cell office:value-type="float" office:value="826" table:style-name="ce36">
            <text:p><text:s text:c="3"/>826</text:p>
          </table:table-cell>
          <table:table-cell office:value-type="float" office:value="3290" table:style-name="ce36">
            <text:p><text:s text:c="2"/>3 290</text:p>
          </table:table-cell>
          <table:table-cell office:value-type="float" office:value="23685" table:style-name="ce36">
            <text:p><text:s text:c="2"/>23 685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61887" table:style-name="ce38">
            <text:p><text:s text:c="2"/>61 887</text:p>
          </table:table-cell>
          <table:table-cell office:value-type="float" office:value="11473" table:style-name="ce38">
            <text:p><text:s text:c="2"/>11 473</text:p>
          </table:table-cell>
          <table:table-cell office:value-type="float" office:value="913" table:style-name="ce38">
            <text:p><text:s text:c="3"/>913</text:p>
          </table:table-cell>
          <table:table-cell office:value-type="float" office:value="578" table:style-name="ce38">
            <text:p><text:s text:c="3"/>578</text:p>
          </table:table-cell>
          <table:table-cell office:value-type="float" office:value="372" table:style-name="ce38">
            <text:p><text:s text:c="3"/>372</text:p>
          </table:table-cell>
          <table:table-cell office:value-type="float" office:value="3592" table:style-name="ce38">
            <text:p><text:s text:c="2"/>3 592</text:p>
          </table:table-cell>
          <table:table-cell office:value-type="float" office:value="1489" table:style-name="ce38">
            <text:p><text:s text:c="2"/>1 489</text:p>
          </table:table-cell>
          <table:table-cell office:value-type="float" office:value="6031" table:style-name="ce38">
            <text:p><text:s text:c="2"/>6 031</text:p>
          </table:table-cell>
          <table:table-cell office:value-type="float" office:value="43470" table:style-name="ce38">
            <text:p><text:s text:c="2"/>43 47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2356" table:style-name="ce37">
            <text:p><text:s text:c="2"/>12 356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382" table:style-name="ce37">
            <text:p><text:s text:c="3"/>382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186" table:style-name="ce37">
            <text:p><text:s text:c="3"/>186</text:p>
          </table:table-cell>
          <table:table-cell office:value-type="float" office:value="11767" table:style-name="ce37">
            <text:p><text:s text:c="2"/>11 76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7935" table:style-name="ce37">
            <text:p><text:s text:c="2"/>107 935</text:p>
          </table:table-cell>
          <table:table-cell office:value-type="float" office:value="8697" table:style-name="ce37">
            <text:p><text:s text:c="2"/>8 697</text:p>
          </table:table-cell>
          <table:table-cell office:value-type="float" office:value="2458" table:style-name="ce37">
            <text:p><text:s text:c="2"/>2 458</text:p>
          </table:table-cell>
          <table:table-cell office:value-type="float" office:value="1034" table:style-name="ce37">
            <text:p><text:s text:c="2"/>1 034</text:p>
          </table:table-cell>
          <table:table-cell office:value-type="float" office:value="288" table:style-name="ce37">
            <text:p><text:s text:c="3"/>288</text:p>
          </table:table-cell>
          <table:table-cell office:value-type="float" office:value="1602" table:style-name="ce37">
            <text:p><text:s text:c="2"/>1 602</text:p>
          </table:table-cell>
          <table:table-cell office:value-type="float" office:value="2937" table:style-name="ce37">
            <text:p><text:s text:c="2"/>2 937</text:p>
          </table:table-cell>
          <table:table-cell office:value-type="float" office:value="5861" table:style-name="ce37">
            <text:p><text:s text:c="2"/>5 861</text:p>
          </table:table-cell>
          <table:table-cell office:value-type="float" office:value="90919" table:style-name="ce37">
            <text:p><text:s text:c="2"/>90 91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54614" table:style-name="ce37">
            <text:p><text:s text:c="2"/>54 614</text:p>
          </table:table-cell>
          <table:table-cell office:value-type="float" office:value="6991" table:style-name="ce37">
            <text:p><text:s text:c="2"/>6 991</text:p>
          </table:table-cell>
          <table:table-cell office:value-type="float" office:value="746" table:style-name="ce37">
            <text:p><text:s text:c="3"/>746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875" table:style-name="ce37">
            <text:p><text:s text:c="3"/>875</text:p>
          </table:table-cell>
          <table:table-cell office:value-type="float" office:value="1430" table:style-name="ce37">
            <text:p><text:s text:c="2"/>1 430</text:p>
          </table:table-cell>
          <table:table-cell office:value-type="float" office:value="2603" table:style-name="ce37">
            <text:p><text:s text:c="2"/>2 603</text:p>
          </table:table-cell>
          <table:table-cell office:value-type="float" office:value="44274" table:style-name="ce37">
            <text:p><text:s text:c="2"/>44 27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7672" table:style-name="ce37">
            <text:p><text:s text:c="2"/>7 672</text:p>
          </table:table-cell>
          <table:table-cell office:value-type="float" office:value="1620" table:style-name="ce37">
            <text:p><text:s text:c="2"/>1 620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206" table:style-name="ce37">
            <text:p><text:s text:c="3"/>206</text:p>
          </table:table-cell>
          <table:table-cell office:value-type="float" office:value="321" table:style-name="ce37">
            <text:p><text:s text:c="3"/>321</text:p>
          </table:table-cell>
          <table:table-cell office:value-type="float" office:value="5607" table:style-name="ce37">
            <text:p><text:s text:c="2"/>5 60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0432" table:style-name="ce36">
            <text:p><text:s text:c="2"/>130 432</text:p>
          </table:table-cell>
          <table:table-cell office:value-type="float" office:value="17169" table:style-name="ce36">
            <text:p><text:s text:c="2"/>17 169</text:p>
          </table:table-cell>
          <table:table-cell office:value-type="float" office:value="1477" table:style-name="ce36">
            <text:p><text:s text:c="2"/>1 477</text:p>
          </table:table-cell>
          <table:table-cell office:value-type="float" office:value="1428" table:style-name="ce36">
            <text:p><text:s text:c="2"/>1 428</text:p>
          </table:table-cell>
          <table:table-cell office:value-type="float" office:value="2100" table:style-name="ce36">
            <text:p><text:s text:c="2"/>2 100</text:p>
          </table:table-cell>
          <table:table-cell office:value-type="float" office:value="4703" table:style-name="ce36">
            <text:p><text:s text:c="2"/>4 703</text:p>
          </table:table-cell>
          <table:table-cell office:value-type="float" office:value="3440" table:style-name="ce36">
            <text:p><text:s text:c="2"/>3 440</text:p>
          </table:table-cell>
          <table:table-cell office:value-type="float" office:value="11671" table:style-name="ce36">
            <text:p><text:s text:c="2"/>11 671</text:p>
          </table:table-cell>
          <table:table-cell office:value-type="float" office:value="100115" table:style-name="ce36">
            <text:p><text:s text:c="2"/>100 11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9954" table:style-name="ce36">
            <text:p><text:s text:c="2"/>19 954</text:p>
          </table:table-cell>
          <table:table-cell office:value-type="float" office:value="1647" table:style-name="ce36">
            <text:p><text:s text:c="2"/>1 647</text:p>
          </table:table-cell>
          <table:table-cell office:value-type="float" office:value="260" table:style-name="ce36">
            <text:p><text:s text:c="3"/>260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1024" table:style-name="ce36">
            <text:p><text:s text:c="2"/>1 024</text:p>
          </table:table-cell>
          <table:table-cell office:value-type="float" office:value="1316" table:style-name="ce36">
            <text:p><text:s text:c="2"/>1 316</text:p>
          </table:table-cell>
          <table:table-cell office:value-type="float" office:value="16731" table:style-name="ce36">
            <text:p><text:s text:c="2"/>16 73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52835" table:style-name="ce36">
            <text:p><text:s text:c="2"/>52 835</text:p>
          </table:table-cell>
          <table:table-cell office:value-type="float" office:value="10588" table:style-name="ce36">
            <text:p><text:s text:c="2"/>10 588</text:p>
          </table:table-cell>
          <table:table-cell office:value-type="float" office:value="634" table:style-name="ce36">
            <text:p><text:s text:c="3"/>634</text:p>
          </table:table-cell>
          <table:table-cell office:value-type="float" office:value="689" table:style-name="ce36">
            <text:p><text:s text:c="3"/>689</text:p>
          </table:table-cell>
          <table:table-cell office:value-type="float" office:value="1809" table:style-name="ce36">
            <text:p><text:s text:c="2"/>1 809</text:p>
          </table:table-cell>
          <table:table-cell office:value-type="float" office:value="2635" table:style-name="ce36">
            <text:p><text:s text:c="2"/>2 635</text:p>
          </table:table-cell>
          <table:table-cell office:value-type="float" office:value="1614" table:style-name="ce36">
            <text:p><text:s text:c="2"/>1 614</text:p>
          </table:table-cell>
          <table:table-cell office:value-type="float" office:value="6747" table:style-name="ce36">
            <text:p><text:s text:c="2"/>6 747</text:p>
          </table:table-cell>
          <table:table-cell office:value-type="float" office:value="34866" table:style-name="ce36">
            <text:p><text:s text:c="2"/>34 86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91720" table:style-name="ce36">
            <text:p><text:s text:c="2"/>91 720</text:p>
          </table:table-cell>
          <table:table-cell office:value-type="float" office:value="18214" table:style-name="ce36">
            <text:p><text:s text:c="2"/>18 214</text:p>
          </table:table-cell>
          <table:table-cell office:value-type="float" office:value="1082" table:style-name="ce36">
            <text:p><text:s text:c="2"/>1 082</text:p>
          </table:table-cell>
          <table:table-cell office:value-type="float" office:value="1276" table:style-name="ce36">
            <text:p><text:s text:c="2"/>1 276</text:p>
          </table:table-cell>
          <table:table-cell office:value-type="float" office:value="4285" table:style-name="ce36">
            <text:p><text:s text:c="2"/>4 285</text:p>
          </table:table-cell>
          <table:table-cell office:value-type="float" office:value="6128" table:style-name="ce36">
            <text:p><text:s text:c="2"/>6 128</text:p>
          </table:table-cell>
          <table:table-cell office:value-type="float" office:value="2708" table:style-name="ce36">
            <text:p><text:s text:c="2"/>2 708</text:p>
          </table:table-cell>
          <table:table-cell office:value-type="float" office:value="14397" table:style-name="ce36">
            <text:p><text:s text:c="2"/>14 397</text:p>
          </table:table-cell>
          <table:table-cell office:value-type="float" office:value="58027" table:style-name="ce36">
            <text:p><text:s text:c="2"/>58 02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30102" table:style-name="ce36">
            <text:p><text:s text:c="2"/>30 102</text:p>
          </table:table-cell>
          <table:table-cell office:value-type="float" office:value="6222" table:style-name="ce36">
            <text:p><text:s text:c="2"/>6 222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701" table:style-name="ce36">
            <text:p><text:s text:c="3"/>701</text:p>
          </table:table-cell>
          <table:table-cell office:value-type="float" office:value="640" table:style-name="ce36">
            <text:p><text:s text:c="3"/>640</text:p>
          </table:table-cell>
          <table:table-cell office:value-type="float" office:value="1146" table:style-name="ce36">
            <text:p><text:s text:c="2"/>1 146</text:p>
          </table:table-cell>
          <table:table-cell office:value-type="float" office:value="1075" table:style-name="ce36">
            <text:p><text:s text:c="2"/>1 075</text:p>
          </table:table-cell>
          <table:table-cell office:value-type="float" office:value="3562" table:style-name="ce36">
            <text:p><text:s text:c="2"/>3 562</text:p>
          </table:table-cell>
          <table:table-cell office:value-type="float" office:value="19938" table:style-name="ce36">
            <text:p><text:s text:c="2"/>19 93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84205" table:style-name="ce37">
            <text:p><text:s text:c="2"/>84 205</text:p>
          </table:table-cell>
          <table:table-cell office:value-type="float" office:value="10458" table:style-name="ce37">
            <text:p><text:s text:c="2"/>10 458</text:p>
          </table:table-cell>
          <table:table-cell office:value-type="float" office:value="957" table:style-name="ce37">
            <text:p><text:s text:c="3"/>957</text:p>
          </table:table-cell>
          <table:table-cell office:value-type="float" office:value="2052" table:style-name="ce37">
            <text:p><text:s text:c="2"/>2 052</text:p>
          </table:table-cell>
          <table:table-cell office:value-type="float" office:value="1442" table:style-name="ce37">
            <text:p><text:s text:c="2"/>1 442</text:p>
          </table:table-cell>
          <table:table-cell office:value-type="float" office:value="2521" table:style-name="ce37">
            <text:p><text:s text:c="2"/>2 521</text:p>
          </table:table-cell>
          <table:table-cell office:value-type="float" office:value="2675" table:style-name="ce37">
            <text:p><text:s text:c="2"/>2 675</text:p>
          </table:table-cell>
          <table:table-cell office:value-type="float" office:value="8690" table:style-name="ce37">
            <text:p><text:s text:c="2"/>8 690</text:p>
          </table:table-cell>
          <table:table-cell office:value-type="float" office:value="64100" table:style-name="ce37">
            <text:p><text:s text:c="2"/>64 10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8828" table:style-name="ce38">
            <text:p><text:s text:c="2"/>38 828</text:p>
          </table:table-cell>
          <table:table-cell office:value-type="float" office:value="11629" table:style-name="ce38">
            <text:p><text:s text:c="2"/>11 629</text:p>
          </table:table-cell>
          <table:table-cell office:value-type="float" office:value="439" table:style-name="ce38">
            <text:p><text:s text:c="3"/>439</text:p>
          </table:table-cell>
          <table:table-cell office:value-type="float" office:value="404" table:style-name="ce38">
            <text:p><text:s text:c="3"/>404</text:p>
          </table:table-cell>
          <table:table-cell office:value-type="float" office:value="1675" table:style-name="ce38">
            <text:p><text:s text:c="2"/>1 675</text:p>
          </table:table-cell>
          <table:table-cell office:value-type="float" office:value="5018" table:style-name="ce38">
            <text:p><text:s text:c="2"/>5 018</text:p>
          </table:table-cell>
          <table:table-cell office:value-type="float" office:value="723" table:style-name="ce38">
            <text:p><text:s text:c="3"/>723</text:p>
          </table:table-cell>
          <table:table-cell office:value-type="float" office:value="7820" table:style-name="ce38">
            <text:p><text:s text:c="2"/>7 820</text:p>
          </table:table-cell>
          <table:table-cell office:value-type="float" office:value="18940" table:style-name="ce38">
            <text:p><text:s text:c="2"/>18 94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1365" table:style-name="ce38">
            <text:p><text:s text:c="2"/>31 365</text:p>
          </table:table-cell>
          <table:table-cell office:value-type="float" office:value="5224" table:style-name="ce38">
            <text:p><text:s text:c="2"/>5 224</text:p>
          </table:table-cell>
          <table:table-cell office:value-type="float" office:value="332" table:style-name="ce38">
            <text:p><text:s text:c="3"/>332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1062" table:style-name="ce38">
            <text:p><text:s text:c="2"/>1 062</text:p>
          </table:table-cell>
          <table:table-cell office:value-type="float" office:value="716" table:style-name="ce38">
            <text:p><text:s text:c="3"/>716</text:p>
          </table:table-cell>
          <table:table-cell office:value-type="float" office:value="1997" table:style-name="ce38">
            <text:p><text:s text:c="2"/>1 997</text:p>
          </table:table-cell>
          <table:table-cell office:value-type="float" office:value="23812" table:style-name="ce38">
            <text:p><text:s text:c="2"/>23 812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1103" table:style-name="ce37">
            <text:p><text:s text:c="2"/>31 103</text:p>
          </table:table-cell>
          <table:table-cell office:value-type="float" office:value="4156" table:style-name="ce37">
            <text:p><text:s text:c="2"/>4 156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492" table:style-name="ce37">
            <text:p><text:s text:c="3"/>492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89" table:style-name="ce37">
            <text:p><text:s text:c="3"/>789</text:p>
          </table:table-cell>
          <table:table-cell office:value-type="float" office:value="1363" table:style-name="ce37">
            <text:p><text:s text:c="2"/>1 363</text:p>
          </table:table-cell>
          <table:table-cell office:value-type="float" office:value="25278" table:style-name="ce37">
            <text:p><text:s text:c="2"/>25 27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51374" table:style-name="ce38">
            <text:p><text:s text:c="2"/>151 374</text:p>
          </table:table-cell>
          <table:table-cell office:value-type="float" office:value="18547" table:style-name="ce38">
            <text:p><text:s text:c="2"/>18 547</text:p>
          </table:table-cell>
          <table:table-cell office:value-type="float" office:value="1797" table:style-name="ce38">
            <text:p><text:s text:c="2"/>1 797</text:p>
          </table:table-cell>
          <table:table-cell office:value-type="float" office:value="3732" table:style-name="ce38">
            <text:p><text:s text:c="2"/>3 732</text:p>
          </table:table-cell>
          <table:table-cell office:value-type="float" office:value="927" table:style-name="ce38">
            <text:p><text:s text:c="3"/>927</text:p>
          </table:table-cell>
          <table:table-cell office:value-type="float" office:value="1988" table:style-name="ce38">
            <text:p><text:s text:c="2"/>1 988</text:p>
          </table:table-cell>
          <table:table-cell office:value-type="float" office:value="5050" table:style-name="ce38">
            <text:p><text:s text:c="2"/>5 050</text:p>
          </table:table-cell>
          <table:table-cell office:value-type="float" office:value="11697" table:style-name="ce38">
            <text:p><text:s text:c="2"/>11 697</text:p>
          </table:table-cell>
          <table:table-cell office:value-type="float" office:value="119333" table:style-name="ce38">
            <text:p><text:s text:c="2"/>119 33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15306" table:style-name="ce36">
            <text:p><text:s text:c="2"/>215 306</text:p>
          </table:table-cell>
          <table:table-cell office:value-type="float" office:value="41660" table:style-name="ce36">
            <text:p><text:s text:c="2"/>41 660</text:p>
          </table:table-cell>
          <table:table-cell office:value-type="float" office:value="2663" table:style-name="ce36">
            <text:p><text:s text:c="2"/>2 663</text:p>
          </table:table-cell>
          <table:table-cell office:value-type="float" office:value="2762" table:style-name="ce36">
            <text:p><text:s text:c="2"/>2 762</text:p>
          </table:table-cell>
          <table:table-cell office:value-type="float" office:value="5510" table:style-name="ce36">
            <text:p><text:s text:c="2"/>5 510</text:p>
          </table:table-cell>
          <table:table-cell office:value-type="float" office:value="15585" table:style-name="ce36">
            <text:p><text:s text:c="2"/>15 585</text:p>
          </table:table-cell>
          <table:table-cell office:value-type="float" office:value="5550" table:style-name="ce36">
            <text:p><text:s text:c="2"/>5 550</text:p>
          </table:table-cell>
          <table:table-cell office:value-type="float" office:value="29407" table:style-name="ce36">
            <text:p><text:s text:c="2"/>29 407</text:p>
          </table:table-cell>
          <table:table-cell office:value-type="float" office:value="141576" table:style-name="ce36">
            <text:p><text:s text:c="2"/>141 57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67019" table:style-name="ce36">
            <text:p><text:s text:c="2"/>67 019</text:p>
          </table:table-cell>
          <table:table-cell office:value-type="float" office:value="12604" table:style-name="ce36">
            <text:p><text:s text:c="2"/>12 604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339" table:style-name="ce36">
            <text:p><text:s text:c="3"/>339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791" table:style-name="ce36">
            <text:p><text:s text:c="3"/>791</text:p>
          </table:table-cell>
          <table:table-cell office:value-type="float" office:value="1710" table:style-name="ce36">
            <text:p><text:s text:c="2"/>1 710</text:p>
          </table:table-cell>
          <table:table-cell office:value-type="float" office:value="3021" table:style-name="ce36">
            <text:p><text:s text:c="2"/>3 021</text:p>
          </table:table-cell>
          <table:table-cell office:value-type="float" office:value="51283" table:style-name="ce36">
            <text:p><text:s text:c="2"/>51 283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22904" table:style-name="ce36">
            <text:p><text:s text:c="2"/>122 904</text:p>
          </table:table-cell>
          <table:table-cell office:value-type="float" office:value="17686" table:style-name="ce36">
            <text:p><text:s text:c="2"/>17 686</text:p>
          </table:table-cell>
          <table:table-cell office:value-type="float" office:value="820" table:style-name="ce36">
            <text:p><text:s text:c="3"/>820</text:p>
          </table:table-cell>
          <table:table-cell office:value-type="float" office:value="2306" table:style-name="ce36">
            <text:p><text:s text:c="2"/>2 306</text:p>
          </table:table-cell>
          <table:table-cell office:value-type="float" office:value="1245" table:style-name="ce36">
            <text:p><text:s text:c="2"/>1 245</text:p>
          </table:table-cell>
          <table:table-cell office:value-type="float" office:value="885" table:style-name="ce36">
            <text:p><text:s text:c="3"/>885</text:p>
          </table:table-cell>
          <table:table-cell office:value-type="float" office:value="3642" table:style-name="ce36">
            <text:p><text:s text:c="2"/>3 642</text:p>
          </table:table-cell>
          <table:table-cell office:value-type="float" office:value="8078" table:style-name="ce36">
            <text:p><text:s text:c="2"/>8 078</text:p>
          </table:table-cell>
          <table:table-cell office:value-type="float" office:value="96320" table:style-name="ce36">
            <text:p><text:s text:c="2"/>96 32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66306" table:style-name="ce36">
            <text:p><text:s text:c="2"/>66 306</text:p>
          </table:table-cell>
          <table:table-cell office:value-type="float" office:value="7862" table:style-name="ce36">
            <text:p><text:s text:c="2"/>7 862</text:p>
          </table:table-cell>
          <table:table-cell office:value-type="float" office:value="512" table:style-name="ce36">
            <text:p><text:s text:c="3"/>512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2376" table:style-name="ce36">
            <text:p><text:s text:c="2"/>2 376</text:p>
          </table:table-cell>
          <table:table-cell office:value-type="float" office:value="2238" table:style-name="ce36">
            <text:p><text:s text:c="2"/>2 238</text:p>
          </table:table-cell>
          <table:table-cell office:value-type="float" office:value="1070" table:style-name="ce36">
            <text:p><text:s text:c="2"/>1 070</text:p>
          </table:table-cell>
          <table:table-cell office:value-type="float" office:value="6082" table:style-name="ce36">
            <text:p><text:s text:c="2"/>6 082</text:p>
          </table:table-cell>
          <table:table-cell office:value-type="float" office:value="51850" table:style-name="ce36">
            <text:p><text:s text:c="2"/>51 85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0300" table:style-name="ce36">
            <text:p><text:s text:c="2"/>70 300</text:p>
          </table:table-cell>
          <table:table-cell office:value-type="float" office:value="24279" table:style-name="ce36">
            <text:p><text:s text:c="2"/>24 279</text:p>
          </table:table-cell>
          <table:table-cell office:value-type="float" office:value="594" table:style-name="ce36">
            <text:p><text:s text:c="3"/>594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724" table:style-name="ce36">
            <text:p><text:s text:c="3"/>724</text:p>
          </table:table-cell>
          <table:table-cell office:value-type="float" office:value="5144" table:style-name="ce36">
            <text:p><text:s text:c="2"/>5 144</text:p>
          </table:table-cell>
          <table:table-cell office:value-type="float" office:value="1022" table:style-name="ce36">
            <text:p><text:s text:c="2"/>1 022</text:p>
          </table:table-cell>
          <table:table-cell office:value-type="float" office:value="7104" table:style-name="ce36">
            <text:p><text:s text:c="2"/>7 104</text:p>
          </table:table-cell>
          <table:table-cell office:value-type="float" office:value="38323" table:style-name="ce36">
            <text:p><text:s text:c="2"/>38 32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76139" table:style-name="ce37">
            <text:p><text:s text:c="2"/>76 139</text:p>
          </table:table-cell>
          <table:table-cell office:value-type="float" office:value="29348" table:style-name="ce37">
            <text:p><text:s text:c="2"/>29 348</text:p>
          </table:table-cell>
          <table:table-cell office:value-type="float" office:value="583" table:style-name="ce37">
            <text:p><text:s text:c="3"/>583</text:p>
          </table:table-cell>
          <table:table-cell office:value-type="float" office:value="1256" table:style-name="ce37">
            <text:p><text:s text:c="2"/>1 256</text:p>
          </table:table-cell>
          <table:table-cell office:value-type="float" office:value="1229" table:style-name="ce37">
            <text:p><text:s text:c="2"/>1 229</text:p>
          </table:table-cell>
          <table:table-cell office:value-type="float" office:value="7153" table:style-name="ce37">
            <text:p><text:s text:c="2"/>7 153</text:p>
          </table:table-cell>
          <table:table-cell office:value-type="float" office:value="1166" table:style-name="ce37">
            <text:p><text:s text:c="2"/>1 166</text:p>
          </table:table-cell>
          <table:table-cell office:value-type="float" office:value="10804" table:style-name="ce37">
            <text:p><text:s text:c="2"/>10 804</text:p>
          </table:table-cell>
          <table:table-cell office:value-type="float" office:value="35404" table:style-name="ce37">
            <text:p><text:s text:c="2"/>35 404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71047" table:style-name="ce38">
            <text:p><text:s text:c="2"/>71 0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70" table:style-name="ce38">
            <text:p><text:s text:c="2"/>3 270</text:p>
          </table:table-cell>
          <table:table-cell office:value-type="float" office:value="3270" table:style-name="ce38">
            <text:p><text:s text:c="2"/>3 270</text:p>
          </table:table-cell>
          <table:table-cell office:value-type="float" office:value="67777" table:style-name="ce38">
            <text:p><text:s text:c="2"/>67 77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20226" table:style-name="ce38">
            <text:p><text:s text:c="2"/>220 226</text:p>
          </table:table-cell>
          <table:table-cell office:value-type="float" office:value="1103" table:style-name="ce38">
            <text:p><text:s text:c="2"/>1 10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458" table:style-name="ce38">
            <text:p><text:s text:c="2"/>26 458</text:p>
          </table:table-cell>
          <table:table-cell office:value-type="float" office:value="7205" table:style-name="ce38">
            <text:p><text:s text:c="2"/>7 205</text:p>
          </table:table-cell>
          <table:table-cell office:value-type="float" office:value="33663" table:style-name="ce38">
            <text:p><text:s text:c="2"/>33 663</text:p>
          </table:table-cell>
          <table:table-cell office:value-type="float" office:value="185460" table:style-name="ce38">
            <text:p><text:s text:c="2"/>185 46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56299" table:style-name="ce37">
            <text:p><text:s text:c="2"/>56 299</text:p>
          </table:table-cell>
          <table:table-cell office:value-type="float" office:value="1840" table:style-name="ce37">
            <text:p><text:s text:c="2"/>1 8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2503" table:style-name="ce37">
            <text:p><text:s text:c="2"/>2 503</text:p>
          </table:table-cell>
          <table:table-cell office:value-type="float" office:value="2664" table:style-name="ce37">
            <text:p><text:s text:c="2"/>2 664</text:p>
          </table:table-cell>
          <table:table-cell office:value-type="float" office:value="51795" table:style-name="ce37">
            <text:p><text:s text:c="2"/>51 79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32936" table:style-name="ce38">
            <text:p><text:s text:c="2"/>332 9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494" table:style-name="ce38">
            <text:p><text:s text:c="2"/>17 494</text:p>
          </table:table-cell>
          <table:table-cell office:value-type="float" office:value="17494" table:style-name="ce38">
            <text:p><text:s text:c="2"/>17 494</text:p>
          </table:table-cell>
          <table:table-cell office:value-type="float" office:value="315442" table:style-name="ce38">
            <text:p><text:s text:c="2"/>315 4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65974" table:style-name="ce36">
            <text:p><text:s text:c="2"/>165 9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06" table:style-name="ce36">
            <text:p><text:s text:c="2"/>9 406</text:p>
          </table:table-cell>
          <table:table-cell office:value-type="float" office:value="9406" table:style-name="ce36">
            <text:p><text:s text:c="2"/>9 406</text:p>
          </table:table-cell>
          <table:table-cell office:value-type="float" office:value="156568" table:style-name="ce36">
            <text:p><text:s text:c="2"/>156 56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23167" table:style-name="ce36">
            <text:p><text:s text:c="2"/>123 1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02" table:style-name="ce36">
            <text:p><text:s text:c="2"/>4 502</text:p>
          </table:table-cell>
          <table:table-cell office:value-type="float" office:value="4502" table:style-name="ce36">
            <text:p><text:s text:c="2"/>4 502</text:p>
          </table:table-cell>
          <table:table-cell office:value-type="float" office:value="118665" table:style-name="ce36">
            <text:p><text:s text:c="2"/>118 66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56189" table:style-name="ce36">
            <text:p><text:s text:c="2"/>56 189</text:p>
          </table:table-cell>
          <table:table-cell office:value-type="float" office:value="-78287" table:style-name="ce36">
            <text:p><text:s/>(-) <text:s/>78 2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4" table:style-name="ce36">
            <text:p><text:s text:c="2"/>1 244</text:p>
          </table:table-cell>
          <table:table-cell office:value-type="float" office:value="1244" table:style-name="ce36">
            <text:p><text:s text:c="2"/>1 244</text:p>
          </table:table-cell>
          <table:table-cell office:value-type="float" office:value="133232" table:style-name="ce36">
            <text:p><text:s text:c="2"/>133 23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35531" table:style-name="ce36">
            <text:p><text:s text:c="2"/>35 531</text:p>
          </table:table-cell>
          <table:table-cell office:value-type="float" office:value="-639457" table:style-name="ce36">
            <text:p><text:s/>(-) <text:s/>639 4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7" table:style-name="ce36">
            <text:p><text:s text:c="3"/>547</text:p>
          </table:table-cell>
          <table:table-cell office:value-type="float" office:value="547" table:style-name="ce36">
            <text:p><text:s text:c="3"/>547</text:p>
          </table:table-cell>
          <table:table-cell office:value-type="float" office:value="674441" table:style-name="ce36">
            <text:p><text:s text:c="2"/>674 44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21438" table:style-name="ce36">
            <text:p><text:s text:c="2"/>121 4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57942" table:style-name="ce36">
            <text:p><text:s/>(-) <text:s/>57 9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6" table:style-name="ce36">
            <text:p><text:s text:c="2"/>1 596</text:p>
          </table:table-cell>
          <table:table-cell office:value-type="float" office:value="4582" table:style-name="ce36">
            <text:p><text:s text:c="2"/>4 582</text:p>
          </table:table-cell>
          <table:table-cell office:value-type="float" office:value="6178" table:style-name="ce36">
            <text:p><text:s text:c="2"/>6 178</text:p>
          </table:table-cell>
          <table:table-cell office:value-type="float" office:value="173202" table:style-name="ce36">
            <text:p><text:s text:c="2"/>173 20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86604" table:style-name="ce38">
            <text:p><text:s text:c="2"/>86 6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411" table:style-name="ce38">
            <text:p><text:s text:c="2"/>7 411</text:p>
          </table:table-cell>
          <table:table-cell office:value-type="float" office:value="893" table:style-name="ce38">
            <text:p><text:s text:c="3"/>893</text:p>
          </table:table-cell>
          <table:table-cell office:value-type="float" office:value="8304" table:style-name="ce38">
            <text:p><text:s text:c="2"/>8 304</text:p>
          </table:table-cell>
          <table:table-cell office:value-type="float" office:value="78300" table:style-name="ce38">
            <text:p><text:s text:c="2"/>78 30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6236" table:style-name="ce37">
            <text:p><text:s text:c="2"/>26 2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553" table:style-name="ce37">
            <text:p><text:s/>(-) <text:s/>1 5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" table:style-name="ce37">
            <text:p><text:s text:c="3"/>167</text:p>
          </table:table-cell>
          <table:table-cell office:value-type="float" office:value="3116" table:style-name="ce37">
            <text:p><text:s text:c="2"/>3 116</text:p>
          </table:table-cell>
          <table:table-cell office:value-type="float" office:value="3283" table:style-name="ce37">
            <text:p><text:s text:c="2"/>3 283</text:p>
          </table:table-cell>
          <table:table-cell office:value-type="float" office:value="24506" table:style-name="ce37">
            <text:p><text:s text:c="2"/>24 50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39360" table:style-name="ce37">
            <text:p><text:s text:c="2"/>39 3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8" table:style-name="ce37">
            <text:p><text:s text:c="3"/>268</text:p>
          </table:table-cell>
          <table:table-cell office:value-type="float" office:value="1357" table:style-name="ce37">
            <text:p><text:s text:c="2"/>1 357</text:p>
          </table:table-cell>
          <table:table-cell office:value-type="float" office:value="1625" table:style-name="ce37">
            <text:p><text:s text:c="2"/>1 625</text:p>
          </table:table-cell>
          <table:table-cell office:value-type="float" office:value="37735" table:style-name="ce37">
            <text:p><text:s text:c="2"/>37 735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80209" table:style-name="ce37">
            <text:p><text:s text:c="2"/>80 2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53" table:style-name="ce37">
            <text:p><text:s text:c="2"/>4 553</text:p>
          </table:table-cell>
          <table:table-cell office:value-type="float" office:value="4553" table:style-name="ce37">
            <text:p><text:s text:c="2"/>4 553</text:p>
          </table:table-cell>
          <table:table-cell office:value-type="float" office:value="75656" table:style-name="ce37">
            <text:p><text:s text:c="2"/>75 65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8988" table:style-name="ce37">
            <text:p><text:s text:c="2"/>18 9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2" table:style-name="ce37">
            <text:p><text:s text:c="2"/>1 302</text:p>
          </table:table-cell>
          <table:table-cell office:value-type="float" office:value="1302" table:style-name="ce37">
            <text:p><text:s text:c="2"/>1 302</text:p>
          </table:table-cell>
          <table:table-cell office:value-type="float" office:value="17686" table:style-name="ce37">
            <text:p><text:s text:c="2"/>17 68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34843" table:style-name="ce36">
            <text:p><text:s text:c="2"/>34 8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9" table:style-name="ce36">
            <text:p><text:s text:c="2"/>2 639</text:p>
          </table:table-cell>
          <table:table-cell office:value-type="float" office:value="2639" table:style-name="ce36">
            <text:p><text:s text:c="2"/>2 639</text:p>
          </table:table-cell>
          <table:table-cell office:value-type="float" office:value="32204" table:style-name="ce36">
            <text:p><text:s text:c="2"/>32 20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06205" table:style-name="ce36">
            <text:p><text:s text:c="2"/>206 2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61" table:style-name="ce36">
            <text:p><text:s text:c="2"/>16 361</text:p>
          </table:table-cell>
          <table:table-cell office:value-type="float" office:value="3183" table:style-name="ce36">
            <text:p><text:s text:c="2"/>3 183</text:p>
          </table:table-cell>
          <table:table-cell office:value-type="float" office:value="19544" table:style-name="ce36">
            <text:p><text:s text:c="2"/>19 544</text:p>
          </table:table-cell>
          <table:table-cell office:value-type="float" office:value="186661" table:style-name="ce36">
            <text:p><text:s text:c="2"/>186 66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3407" table:style-name="ce36">
            <text:p><text:s text:c="2"/>33 407</text:p>
          </table:table-cell>
          <table:table-cell office:value-type="float" office:value="9610" table:style-name="ce36">
            <text:p><text:s text:c="2"/>9 61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7" table:style-name="ce36">
            <text:p><text:s text:c="3"/>847</text:p>
          </table:table-cell>
          <table:table-cell office:value-type="float" office:value="851" table:style-name="ce36">
            <text:p><text:s text:c="3"/>851</text:p>
          </table:table-cell>
          <table:table-cell office:value-type="float" office:value="22891" table:style-name="ce36">
            <text:p><text:s text:c="2"/>22 89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38426" table:style-name="ce36">
            <text:p><text:s text:c="2"/>38 4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2" table:style-name="ce36">
            <text:p><text:s text:c="2"/>1 542</text:p>
          </table:table-cell>
          <table:table-cell office:value-type="float" office:value="1556" table:style-name="ce36">
            <text:p><text:s text:c="2"/>1 556</text:p>
          </table:table-cell>
          <table:table-cell office:value-type="float" office:value="36870" table:style-name="ce36">
            <text:p><text:s text:c="2"/>36 87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95016" table:style-name="ce36">
            <text:p><text:s text:c="2"/>195 0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838" table:style-name="ce36">
            <text:p><text:s text:c="2"/>31 838</text:p>
          </table:table-cell>
          <table:table-cell office:value-type="float" office:value="6855" table:style-name="ce36">
            <text:p><text:s text:c="2"/>6 855</text:p>
          </table:table-cell>
          <table:table-cell office:value-type="float" office:value="38693" table:style-name="ce36">
            <text:p><text:s text:c="2"/>38 693</text:p>
          </table:table-cell>
          <table:table-cell office:value-type="float" office:value="156323" table:style-name="ce36">
            <text:p><text:s text:c="2"/>156 32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04579" table:style-name="ce37">
            <text:p><text:s text:c="2"/>104 579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40" table:style-name="ce37">
            <text:p><text:s text:c="2"/>4 640</text:p>
          </table:table-cell>
          <table:table-cell office:value-type="float" office:value="4640" table:style-name="ce37">
            <text:p><text:s text:c="2"/>4 640</text:p>
          </table:table-cell>
          <table:table-cell office:value-type="float" office:value="99778" table:style-name="ce37">
            <text:p><text:s text:c="2"/>99 778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486744" table:style-name="ce37">
            <text:p><text:s text:c="2"/>486 7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102" table:style-name="ce37">
            <text:p><text:s text:c="2"/>60 102</text:p>
          </table:table-cell>
          <table:table-cell office:value-type="float" office:value="60102" table:style-name="ce37">
            <text:p><text:s text:c="2"/>60 102</text:p>
          </table:table-cell>
          <table:table-cell office:value-type="float" office:value="426642" table:style-name="ce37">
            <text:p><text:s text:c="2"/>426 64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52556" table:style-name="ce37">
            <text:p><text:s text:c="2"/>152 5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3" table:style-name="ce37">
            <text:p><text:s text:c="3"/>923</text:p>
          </table:table-cell>
          <table:table-cell office:value-type="float" office:value="923" table:style-name="ce37">
            <text:p><text:s text:c="3"/>923</text:p>
          </table:table-cell>
          <table:table-cell office:value-type="float" office:value="151633" table:style-name="ce37">
            <text:p><text:s text:c="2"/>151 63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287350" table:style-name="ce37">
            <text:p><text:s text:c="2"/>287 3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7350" table:style-name="ce37">
            <text:p><text:s text:c="2"/>287 350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57559" table:style-name="ce37">
            <text:p><text:s text:c="2"/>157 5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41" table:style-name="ce37">
            <text:p><text:s text:c="2"/>8 141</text:p>
          </table:table-cell>
          <table:table-cell office:value-type="float" office:value="8141" table:style-name="ce37">
            <text:p><text:s text:c="2"/>8 141</text:p>
          </table:table-cell>
          <table:table-cell office:value-type="float" office:value="149418" table:style-name="ce37">
            <text:p><text:s text:c="2"/>149 41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4753" table:style-name="ce36">
            <text:p><text:s text:c="2"/>44 7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44706" table:style-name="ce36">
            <text:p><text:s text:c="2"/>44 70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2680" table:style-name="ce36">
            <text:p><text:s text:c="2"/>72 6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83" table:style-name="ce36">
            <text:p><text:s text:c="2"/>3 683</text:p>
          </table:table-cell>
          <table:table-cell office:value-type="float" office:value="3683" table:style-name="ce36">
            <text:p><text:s text:c="2"/>3 683</text:p>
          </table:table-cell>
          <table:table-cell office:value-type="float" office:value="68997" table:style-name="ce36">
            <text:p><text:s text:c="2"/>68 997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01348" table:style-name="ce36">
            <text:p><text:s text:c="2"/>101 3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76" table:style-name="ce36">
            <text:p><text:s text:c="2"/>5 176</text:p>
          </table:table-cell>
          <table:table-cell office:value-type="float" office:value="5176" table:style-name="ce36">
            <text:p><text:s text:c="2"/>5 176</text:p>
          </table:table-cell>
          <table:table-cell office:value-type="float" office:value="96172" table:style-name="ce36">
            <text:p><text:s text:c="2"/>96 17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84903" table:style-name="ce36">
            <text:p><text:s text:c="2"/>84 9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92" table:style-name="ce36">
            <text:p><text:s text:c="2"/>7 592</text:p>
          </table:table-cell>
          <table:table-cell office:value-type="float" office:value="7592" table:style-name="ce36">
            <text:p><text:s text:c="2"/>7 592</text:p>
          </table:table-cell>
          <table:table-cell office:value-type="float" office:value="77311" table:style-name="ce36">
            <text:p><text:s text:c="2"/>77 31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69346" table:style-name="ce36">
            <text:p><text:s text:c="2"/>69 3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9" table:style-name="ce36">
            <text:p><text:s text:c="2"/>1 479</text:p>
          </table:table-cell>
          <table:table-cell office:value-type="float" office:value="1479" table:style-name="ce36">
            <text:p><text:s text:c="2"/>1 479</text:p>
          </table:table-cell>
          <table:table-cell office:value-type="float" office:value="67867" table:style-name="ce36">
            <text:p><text:s text:c="2"/>67 86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08700" table:style-name="ce37">
            <text:p><text:s text:c="2"/>108 70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70" table:style-name="ce37">
            <text:p><text:s text:c="2"/>6 870</text:p>
          </table:table-cell>
          <table:table-cell office:value-type="float" office:value="6870" table:style-name="ce37">
            <text:p><text:s text:c="2"/>6 870</text:p>
          </table:table-cell>
          <table:table-cell office:value-type="float" office:value="101830" table:style-name="ce37">
            <text:p><text:s text:c="2"/>101 83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28218" table:style-name="ce37">
            <text:p><text:s text:c="2"/>28 2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73" table:style-name="ce37">
            <text:p><text:s text:c="2"/>1 273</text:p>
          </table:table-cell>
          <table:table-cell office:value-type="float" office:value="1273" table:style-name="ce37">
            <text:p><text:s text:c="2"/>1 273</text:p>
          </table:table-cell>
          <table:table-cell office:value-type="float" office:value="26945" table:style-name="ce37">
            <text:p><text:s text:c="2"/>26 945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526359" table:style-name="ce37">
            <text:p><text:s text:c="2"/>526 3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6359" table:style-name="ce37">
            <text:p><text:s text:c="2"/>526 359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1474" table:style-name="ce37">
            <text:p><text:s text:c="2"/>11 4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74" table:style-name="ce37">
            <text:p><text:s text:c="2"/>11 474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192730" table:style-name="ce37">
            <text:p><text:s text:c="2"/>192 7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2730" table:style-name="ce37">
            <text:p><text:s text:c="2"/>192 73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77118" table:style-name="ce36">
            <text:p><text:s text:c="2"/>77 1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2" table:style-name="ce36">
            <text:p><text:s text:c="2"/>1 342</text:p>
          </table:table-cell>
          <table:table-cell office:value-type="float" office:value="1342" table:style-name="ce36">
            <text:p><text:s text:c="2"/>1 342</text:p>
          </table:table-cell>
          <table:table-cell office:value-type="float" office:value="75776" table:style-name="ce36">
            <text:p><text:s text:c="2"/>75 77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20490" table:style-name="ce36">
            <text:p><text:s text:c="2"/>120 4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490" table:style-name="ce36">
            <text:p><text:s text:c="2"/>120 490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54119" table:style-name="ce36">
            <text:p><text:s text:c="2"/>154 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20" table:style-name="ce36">
            <text:p><text:s text:c="2"/>4 420</text:p>
          </table:table-cell>
          <table:table-cell office:value-type="float" office:value="4420" table:style-name="ce36">
            <text:p><text:s text:c="2"/>4 420</text:p>
          </table:table-cell>
          <table:table-cell office:value-type="float" office:value="149699" table:style-name="ce36">
            <text:p><text:s text:c="2"/>149 69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5006" table:style-name="ce36">
            <text:p><text:s text:c="2"/>35 0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34" table:style-name="ce36">
            <text:p><text:s text:c="2"/>4 534</text:p>
          </table:table-cell>
          <table:table-cell office:value-type="float" office:value="4538" table:style-name="ce36">
            <text:p><text:s text:c="2"/>4 538</text:p>
          </table:table-cell>
          <table:table-cell office:value-type="float" office:value="30468" table:style-name="ce36">
            <text:p><text:s text:c="2"/>30 46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5189" table:style-name="ce36">
            <text:p><text:s text:c="2"/>75 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189" table:style-name="ce36">
            <text:p><text:s text:c="2"/>75 18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4085" table:style-name="ce37">
            <text:p><text:s text:c="2"/>24 0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4" table:style-name="ce37">
            <text:p><text:s text:c="2"/>1 104</text:p>
          </table:table-cell>
          <table:table-cell office:value-type="float" office:value="1104" table:style-name="ce37">
            <text:p><text:s text:c="2"/>1 104</text:p>
          </table:table-cell>
          <table:table-cell office:value-type="float" office:value="22981" table:style-name="ce37">
            <text:p><text:s text:c="2"/>22 98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33218" table:style-name="ce37">
            <text:p><text:s text:c="2"/>33 2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0" table:style-name="ce37">
            <text:p><text:s text:c="3"/>460</text:p>
          </table:table-cell>
          <table:table-cell office:value-type="float" office:value="460" table:style-name="ce37">
            <text:p><text:s text:c="3"/>460</text:p>
          </table:table-cell>
          <table:table-cell office:value-type="float" office:value="32758" table:style-name="ce37">
            <text:p><text:s text:c="2"/>32 758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47365" table:style-name="ce37">
            <text:p><text:s text:c="2"/>47 3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365" table:style-name="ce37">
            <text:p><text:s text:c="2"/>47 365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9580996" table:style-name="ce48">
            <text:p><text:s/>9 580 996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1035" table:style-name="ce48">
            <text:p><text:s text:c="2"/>31 035</text:p>
          </table:table-cell>
          <table:table-cell office:value-type="float" office:value="43304" table:style-name="ce48">
            <text:p><text:s text:c="2"/>43 304</text:p>
          </table:table-cell>
          <table:table-cell office:value-type="float" office:value="327409" table:style-name="ce48">
            <text:p><text:s text:c="2"/>327 409</text:p>
          </table:table-cell>
          <table:table-cell office:value-type="float" office:value="318753" table:style-name="ce48">
            <text:p><text:s text:c="2"/>318 753</text:p>
          </table:table-cell>
          <table:table-cell office:value-type="float" office:value="720501" table:style-name="ce48">
            <text:p><text:s text:c="2"/>720 501</text:p>
          </table:table-cell>
          <table:table-cell office:value-type="float" office:value="8860495" table:style-name="ce48">
            <text:p><text:s/>8 860 495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2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7930" table:style-name="ce36">
            <text:p><text:s text:c="2"/>7 930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7" table:style-name="ce36">
            <text:p><text:s text:c="3"/>4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96" table:style-name="ce36">
            <text:p><text:s text:c="2"/>8 69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24706" table:style-name="ce36">
            <text:p><text:s text:c="2"/>24 706</text:p>
          </table:table-cell>
          <table:table-cell office:value-type="float" office:value="1478" table:style-name="ce36">
            <text:p><text:s text:c="2"/>1 478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1" table:style-name="ce36">
            <text:p><text:s text:c="3"/>3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568" table:style-name="ce36">
            <text:p><text:s text:c="2"/>26 56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082" table:style-name="ce36">
            <text:p><text:s text:c="2"/>9 082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95" table:style-name="ce36">
            <text:p><text:s text:c="2"/>9 09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41720" table:style-name="ce36">
            <text:p><text:s text:c="2"/>41 720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940" table:style-name="ce36">
            <text:p><text:s text:c="2"/>41 94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60169" table:style-name="ce36">
            <text:p><text:s text:c="2"/>60 169</text:p>
          </table:table-cell>
          <table:table-cell office:value-type="float" office:value="1328" table:style-name="ce36">
            <text:p><text:s text:c="2"/>1 328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520" table:style-name="ce36">
            <text:p><text:s text:c="2"/>61 52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36887" table:style-name="ce37">
            <text:p><text:s text:c="2"/>36 887</text:p>
          </table:table-cell>
          <table:table-cell office:value-type="float" office:value="1754" table:style-name="ce37">
            <text:p><text:s text:c="2"/>1 754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6" table:style-name="ce37">
            <text:p><text:s text:c="3"/>5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2" table:style-name="ce37">
            <text:p><text:s text:c="3"/>29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593" table:style-name="ce37">
            <text:p><text:s text:c="2"/>39 59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4793" table:style-name="ce37">
            <text:p><text:s text:c="2"/>4 793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37" table:style-name="ce37">
            <text:p><text:s text:c="2"/>4 83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5684" table:style-name="ce37">
            <text:p><text:s text:c="2"/>15 684</text:p>
          </table:table-cell>
          <table:table-cell office:value-type="float" office:value="538" table:style-name="ce37">
            <text:p><text:s text:c="3"/>538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7" table:style-name="ce37">
            <text:p><text:s text:c="3"/>5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68" table:style-name="ce37">
            <text:p><text:s text:c="2"/>16 768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3921" table:style-name="ce37">
            <text:p><text:s text:c="2"/>13 921</text:p>
          </table:table-cell>
          <table:table-cell office:value-type="float" office:value="333" table:style-name="ce37">
            <text:p><text:s text:c="3"/>333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63" table:style-name="ce37">
            <text:p><text:s text:c="2"/>14 363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562" table:style-name="ce37">
            <text:p><text:s text:c="2"/>3 562</text:p>
          </table:table-cell>
          <table:table-cell office:value-type="float" office:value="46981" table:style-name="ce37">
            <text:p><text:s text:c="2"/>46 981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740" table:style-name="ce37">
            <text:p><text:s text:c="2"/>50 74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1885" table:style-name="ce36">
            <text:p><text:s text:c="2"/>1 885</text:p>
          </table:table-cell>
          <table:table-cell office:value-type="float" office:value="17804" table:style-name="ce36">
            <text:p><text:s text:c="2"/>17 804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42" table:style-name="ce36">
            <text:p><text:s text:c="2"/>19 74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5975" table:style-name="ce36">
            <text:p><text:s text:c="2"/>5 9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92" table:style-name="ce36">
            <text:p><text:s text:c="2"/>6 29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17595" table:style-name="ce36">
            <text:p><text:s text:c="2"/>17 595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947" table:style-name="ce36">
            <text:p><text:s text:c="2"/>17 94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809" table:style-name="ce36">
            <text:p><text:s text:c="3"/>809</text:p>
          </table:table-cell>
          <table:table-cell office:value-type="float" office:value="1018" table:style-name="ce36">
            <text:p><text:s text:c="2"/>1 018</text:p>
          </table:table-cell>
          <table:table-cell office:value-type="float" office:value="18589" table:style-name="ce36">
            <text:p><text:s text:c="2"/>18 5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12" table:style-name="ce36">
            <text:p><text:s text:c="2"/>20 512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7522" table:style-name="ce36">
            <text:p><text:s text:c="2"/>7 5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83" table:style-name="ce36">
            <text:p><text:s text:c="2"/>7 98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3" table:style-name="ce37">
            <text:p><text:s text:c="2"/>1 0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3" table:style-name="ce37">
            <text:p><text:s text:c="2"/>1 04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5457" table:style-name="ce37">
            <text:p><text:s text:c="2"/>15 4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4" table:style-name="ce37">
            <text:p><text:s text:c="3"/>6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967" table:style-name="ce37">
            <text:p><text:s text:c="2"/>16 96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4637" table:style-name="ce37">
            <text:p><text:s text:c="2"/>174 6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1" table:style-name="ce37">
            <text:p><text:s text:c="3"/>3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5133" table:style-name="ce37">
            <text:p><text:s text:c="2"/>175 13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100" table:style-name="ce37">
            <text:p><text:s text:c="2"/>71 10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109" table:style-name="ce37">
            <text:p><text:s text:c="2"/>71 109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44" table:style-name="ce37">
            <text:p><text:s text:c="2"/>11 1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7" table:style-name="ce37">
            <text:p><text:s text:c="3"/>617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775" table:style-name="ce37">
            <text:p><text:s text:c="2"/>11 77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278" table:style-name="ce36">
            <text:p><text:s text:c="3"/>27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308" table:style-name="ce36">
            <text:p><text:s text:c="2"/>84 3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3" table:style-name="ce36">
            <text:p><text:s text:c="2"/>2 0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0" table:style-name="ce36">
            <text:p><text:s text:c="3"/>8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6" table:style-name="ce36">
            <text:p><text:s text:c="3"/>8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609" table:style-name="ce36">
            <text:p><text:s text:c="2"/>88 60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67" table:style-name="ce36">
            <text:p><text:s text:c="2"/>9 8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85" table:style-name="ce36">
            <text:p><text:s text:c="2"/>10 0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04" table:style-name="ce36">
            <text:p><text:s text:c="2"/>33 4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4" table:style-name="ce36">
            <text:p><text:s text:c="3"/>9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06" table:style-name="ce36">
            <text:p><text:s text:c="2"/>2 2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573" table:style-name="ce36">
            <text:p><text:s text:c="2"/>36 57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46" table:style-name="ce36">
            <text:p><text:s text:c="2"/>2 9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01" table:style-name="ce36">
            <text:p><text:s text:c="2"/>3 00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15" table:style-name="ce36">
            <text:p><text:s text:c="2"/>13 3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0" table:style-name="ce36">
            <text:p><text:s text:c="2"/>1 6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10" table:style-name="ce36">
            <text:p><text:s text:c="2"/>15 01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815" table:style-name="ce37">
            <text:p><text:s text:c="3"/>81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898" table:style-name="ce37">
            <text:p><text:s text:c="2"/>30 8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5" table:style-name="ce37">
            <text:p><text:s text:c="2"/>1 5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363" table:style-name="ce37">
            <text:p><text:s text:c="2"/>33 36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418" table:style-name="ce38">
            <text:p><text:s text:c="2"/>40 418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92" table:style-name="ce38">
            <text:p><text:s text:c="2"/>2 5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529" table:style-name="ce38">
            <text:p><text:s text:c="2"/>43 52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2" table:style-name="ce37">
            <text:p><text:s text:c="3"/>2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965" table:style-name="ce37">
            <text:p><text:s text:c="2"/>19 965</text:p>
          </table:table-cell>
          <table:table-cell office:value-type="float" office:value="304" table:style-name="ce37">
            <text:p><text:s text:c="3"/>3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3" table:style-name="ce37">
            <text:p><text:s text:c="3"/>1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833" table:style-name="ce37">
            <text:p><text:s text:c="2"/>20 83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083" table:style-name="ce37">
            <text:p><text:s text:c="2"/>46 0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0" table:style-name="ce37">
            <text:p><text:s text:c="3"/>860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60" table:style-name="ce37">
            <text:p><text:s text:c="2"/>3 9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469" table:style-name="ce37">
            <text:p><text:s text:c="2"/>51 46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9189" table:style-name="ce37">
            <text:p><text:s text:c="2"/>9 1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1" table:style-name="ce37">
            <text:p><text:s text:c="3"/>1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26" table:style-name="ce37">
            <text:p><text:s text:c="2"/>9 42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11" table:style-name="ce36">
            <text:p><text:s text:c="3"/>611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74" table:style-name="ce36">
            <text:p><text:s text:c="2"/>10 8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6" table:style-name="ce36">
            <text:p><text:s text:c="3"/>6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30" table:style-name="ce36">
            <text:p><text:s text:c="2"/>12 1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491" table:style-name="ce36">
            <text:p><text:s text:c="2"/>1 491</text:p>
          </table:table-cell>
          <table:table-cell office:value-type="float" office:value="565" table:style-name="ce36">
            <text:p><text:s text:c="3"/>565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22998" table:style-name="ce36">
            <text:p><text:s text:c="2"/>22 998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4" table:style-name="ce36">
            <text:p><text:s text:c="2"/>1 0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76" table:style-name="ce36">
            <text:p><text:s text:c="2"/>26 4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18" table:style-name="ce36">
            <text:p><text:s text:c="2"/>3 7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07" table:style-name="ce36">
            <text:p><text:s text:c="2"/>21 4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390" table:style-name="ce36">
            <text:p><text:s text:c="2"/>25 3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32" table:style-name="ce36">
            <text:p><text:s text:c="3"/>4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5" table:style-name="ce36">
            <text:p><text:s text:c="3"/>735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61597" table:style-name="ce36">
            <text:p><text:s text:c="2"/>61 597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349" table:style-name="ce36">
            <text:p><text:s text:c="3"/>349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" table:style-name="ce36">
            <text:p><text:s text:c="3"/>2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302" table:style-name="ce36">
            <text:p><text:s text:c="2"/>14 3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279" table:style-name="ce36">
            <text:p><text:s text:c="2"/>78 27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201" table:style-name="ce36">
            <text:p><text:s text:c="3"/>201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351" table:style-name="ce36">
            <text:p><text:s text:c="2"/>1 351</text:p>
          </table:table-cell>
          <table:table-cell office:value-type="float" office:value="59739" table:style-name="ce36">
            <text:p><text:s text:c="2"/>59 7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3" table:style-name="ce36">
            <text:p><text:s text:c="3"/>8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455" table:style-name="ce36">
            <text:p><text:s text:c="2"/>62 45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76" table:style-name="ce37">
            <text:p><text:s text:c="2"/>14 2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423" table:style-name="ce37">
            <text:p><text:s text:c="2"/>14 42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404" table:style-name="ce37">
            <text:p><text:s text:c="2"/>1 404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39" table:style-name="ce37">
            <text:p><text:s text:c="2"/>7 439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80" table:style-name="ce37">
            <text:p><text:s text:c="2"/>9 38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88" table:style-name="ce37">
            <text:p><text:s text:c="2"/>16 488</text:p>
          </table:table-cell>
          <table:table-cell office:value-type="float" office:value="197" table:style-name="ce37">
            <text:p><text:s text:c="3"/>1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994" table:style-name="ce37">
            <text:p><text:s text:c="2"/>16 99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01" table:style-name="ce37">
            <text:p><text:s text:c="2"/>18 80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9" table:style-name="ce37">
            <text:p><text:s text:c="3"/>499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9" table:style-name="ce37">
            <text:p><text:s text:c="3"/>319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130" table:style-name="ce37">
            <text:p><text:s text:c="2"/>20 130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1" table:style-name="ce38">
            <text:p><text:s text:c="3"/>451</text:p>
          </table:table-cell>
          <table:table-cell office:value-type="float" office:value="58322" table:style-name="ce38">
            <text:p><text:s text:c="2"/>58 322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3" table:style-name="ce38">
            <text:p><text:s text:c="3"/>1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1" table:style-name="ce38">
            <text:p><text:s text:c="3"/>5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704" table:style-name="ce38">
            <text:p><text:s text:c="2"/>59 70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33719" table:style-name="ce36">
            <text:p><text:s text:c="2"/>33 7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355" table:style-name="ce36">
            <text:p><text:s text:c="2"/>34 35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56" table:style-name="ce36">
            <text:p><text:s text:c="2"/>23 456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037" table:style-name="ce36">
            <text:p><text:s text:c="2"/>24 03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85" table:style-name="ce36">
            <text:p><text:s text:c="2"/>12 1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85" table:style-name="ce36">
            <text:p><text:s text:c="2"/>12 1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227" table:style-name="ce36">
            <text:p><text:s text:c="2"/>46 227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490" table:style-name="ce36">
            <text:p><text:s text:c="2"/>47 4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17494" table:style-name="ce36">
            <text:p><text:s text:c="2"/>17 4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274" table:style-name="ce36">
            <text:p><text:s text:c="3"/>2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83" table:style-name="ce36">
            <text:p><text:s text:c="2"/>1 2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60" table:style-name="ce36">
            <text:p><text:s text:c="2"/>19 56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52" table:style-name="ce37">
            <text:p><text:s text:c="2"/>8 2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52" table:style-name="ce37">
            <text:p><text:s text:c="2"/>8 252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993" table:style-name="ce37">
            <text:p><text:s text:c="2"/>61 9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993" table:style-name="ce37">
            <text:p><text:s text:c="2"/>61 99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54" table:style-name="ce37">
            <text:p><text:s text:c="2"/>8 8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54" table:style-name="ce37">
            <text:p><text:s text:c="2"/>8 854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869" table:style-name="ce37">
            <text:p><text:s text:c="2"/>16 8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869" table:style-name="ce37">
            <text:p><text:s text:c="2"/>16 86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2190" table:style-name="ce38">
            <text:p><text:s text:c="2"/>82 1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2190" table:style-name="ce38">
            <text:p><text:s text:c="2"/>82 19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7" table:style-name="ce36">
            <text:p><text:s text:c="2"/>2 1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8724" table:style-name="ce36">
            <text:p><text:s text:c="2"/>98 7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7" table:style-name="ce36">
            <text:p><text:s text:c="2"/>1 757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1" table:style-name="ce36">
            <text:p><text:s text:c="2"/>1 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375" table:style-name="ce36">
            <text:p><text:s text:c="2"/>104 37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332" table:style-name="ce36">
            <text:p><text:s text:c="2"/>18 332</text:p>
          </table:table-cell>
          <table:table-cell office:value-type="float" office:value="1740" table:style-name="ce36">
            <text:p><text:s text:c="2"/>1 74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42" table:style-name="ce36">
            <text:p><text:s text:c="2"/>18 542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9" table:style-name="ce36">
            <text:p><text:s text:c="3"/>409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345" table:style-name="ce36">
            <text:p><text:s text:c="2"/>39 345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8" table:style-name="ce36">
            <text:p><text:s text:c="3"/>4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34" table:style-name="ce36">
            <text:p><text:s text:c="2"/>22 334</text:p>
          </table:table-cell>
          <table:table-cell office:value-type="float" office:value="397" table:style-name="ce36">
            <text:p><text:s text:c="3"/>397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703" table:style-name="ce36">
            <text:p><text:s text:c="3"/>70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9" table:style-name="ce36">
            <text:p><text:s text:c="3"/>5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913" table:style-name="ce36">
            <text:p><text:s text:c="2"/>24 9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0" table:style-name="ce36">
            <text:p><text:s text:c="2"/>1 1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099" table:style-name="ce36">
            <text:p><text:s text:c="2"/>28 099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796" table:style-name="ce36">
            <text:p><text:s text:c="2"/>29 7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310" table:style-name="ce36">
            <text:p><text:s text:c="3"/>3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9715" table:style-name="ce36">
            <text:p><text:s text:c="2"/>29 715</text:p>
          </table:table-cell>
          <table:table-cell office:value-type="float" office:value="1318" table:style-name="ce36">
            <text:p><text:s text:c="2"/>1 318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126" table:style-name="ce36">
            <text:p><text:s text:c="3"/>126</text:p>
          </table:table-cell>
          <table:table-cell office:value-type="float" office:value="123" table:style-name="ce36">
            <text:p><text:s text:c="3"/>123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217" table:style-name="ce36">
            <text:p><text:s text:c="2"/>32 21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" table:style-name="ce37">
            <text:p><text:s text:c="3"/>3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878" table:style-name="ce37">
            <text:p><text:s text:c="2"/>24 878</text:p>
          </table:table-cell>
          <table:table-cell office:value-type="float" office:value="904" table:style-name="ce37">
            <text:p><text:s text:c="3"/>904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299" table:style-name="ce37">
            <text:p><text:s text:c="3"/>299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" table:style-name="ce37">
            <text:p><text:s text:c="3"/>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726" table:style-name="ce37">
            <text:p><text:s text:c="2"/>26 72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17993" table:style-name="ce38">
            <text:p><text:s text:c="2"/>17 993</text:p>
          </table:table-cell>
          <table:table-cell office:value-type="float" office:value="342" table:style-name="ce38">
            <text:p><text:s text:c="3"/>342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584" table:style-name="ce38">
            <text:p><text:s text:c="2"/>18 5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95" table:style-name="ce38">
            <text:p><text:s text:c="3"/>8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1" table:style-name="ce38">
            <text:p><text:s text:c="3"/>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1" table:style-name="ce38">
            <text:p><text:s text:c="3"/>241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1357" table:style-name="ce38">
            <text:p><text:s text:c="2"/>1 357</text:p>
          </table:table-cell>
          <table:table-cell office:value-type="float" office:value="15277" table:style-name="ce38">
            <text:p><text:s text:c="2"/>15 277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187" table:style-name="ce38">
            <text:p><text:s text:c="3"/>187</text:p>
          </table:table-cell>
          <table:table-cell office:value-type="float" office:value="336" table:style-name="ce38">
            <text:p><text:s text:c="3"/>336</text:p>
          </table:table-cell>
          <table:table-cell office:value-type="float" office:value="190" table:style-name="ce38">
            <text:p><text:s text:c="3"/>19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006" table:style-name="ce38">
            <text:p><text:s text:c="2"/>19 006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15039" table:style-name="ce37">
            <text:p><text:s text:c="2"/>15 0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62" table:style-name="ce37">
            <text:p><text:s text:c="2"/>15 56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9" table:style-name="ce38">
            <text:p><text:s text:c="3"/>2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536" table:style-name="ce38">
            <text:p><text:s text:c="3"/>536</text:p>
          </table:table-cell>
          <table:table-cell office:value-type="float" office:value="446" table:style-name="ce38">
            <text:p><text:s text:c="3"/>446</text:p>
          </table:table-cell>
          <table:table-cell office:value-type="float" office:value="26702" table:style-name="ce38">
            <text:p><text:s text:c="2"/>26 702</text:p>
          </table:table-cell>
          <table:table-cell office:value-type="float" office:value="364" table:style-name="ce38">
            <text:p><text:s text:c="3"/>364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0" table:style-name="ce38">
            <text:p><text:s text:c="3"/>3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859" table:style-name="ce38">
            <text:p><text:s text:c="2"/>28 8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42867" table:style-name="ce36">
            <text:p><text:s text:c="2"/>42 867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66" table:style-name="ce36">
            <text:p><text:s text:c="2"/>4 6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309" table:style-name="ce36">
            <text:p><text:s text:c="2"/>48 3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23210" table:style-name="ce36">
            <text:p><text:s text:c="2"/>23 2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30" table:style-name="ce36">
            <text:p><text:s text:c="2"/>23 8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381" table:style-name="ce36">
            <text:p><text:s text:c="3"/>381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6" table:style-name="ce36">
            <text:p><text:s text:c="3"/>336</text:p>
          </table:table-cell>
          <table:table-cell office:value-type="float" office:value="171" table:style-name="ce36">
            <text:p><text:s text:c="3"/>171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56410" table:style-name="ce36">
            <text:p><text:s text:c="2"/>56 410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406" table:style-name="ce36">
            <text:p><text:s text:c="3"/>4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510" table:style-name="ce36">
            <text:p><text:s text:c="3"/>51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" table:style-name="ce36">
            <text:p><text:s text:c="3"/>195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081" table:style-name="ce36">
            <text:p><text:s text:c="2"/>60 08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105" table:style-name="ce36">
            <text:p><text:s text:c="2"/>16 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27" table:style-name="ce36">
            <text:p><text:s text:c="2"/>16 2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22997" table:style-name="ce36">
            <text:p><text:s text:c="2"/>22 9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435" table:style-name="ce36">
            <text:p><text:s text:c="2"/>23 43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8" table:style-name="ce38">
            <text:p><text:s text:c="3"/>3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135" table:style-name="ce38">
            <text:p><text:s text:c="3"/>1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36473" table:style-name="ce38">
            <text:p><text:s text:c="2"/>36 473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" table:style-name="ce38">
            <text:p><text:s text:c="3"/>73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44" table:style-name="ce38">
            <text:p><text:s text:c="2"/>1 0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614" table:style-name="ce38">
            <text:p><text:s text:c="2"/>38 61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97" table:style-name="ce37">
            <text:p><text:s text:c="2"/>11 2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310" table:style-name="ce37">
            <text:p><text:s text:c="2"/>11 31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413" table:style-name="ce37">
            <text:p><text:s text:c="2"/>79 413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713" table:style-name="ce37">
            <text:p><text:s text:c="3"/>7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0" table:style-name="ce37">
            <text:p><text:s text:c="3"/>200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0" table:style-name="ce37">
            <text:p><text:s text:c="3"/>28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000" table:style-name="ce37">
            <text:p><text:s text:c="2"/>81 00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0" table:style-name="ce37">
            <text:p><text:s text:c="3"/>3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9" table:style-name="ce37">
            <text:p><text:s text:c="3"/>339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32767" table:style-name="ce37">
            <text:p><text:s text:c="2"/>32 767</text:p>
          </table:table-cell>
          <table:table-cell office:value-type="float" office:value="447" table:style-name="ce37">
            <text:p><text:s text:c="3"/>4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1" table:style-name="ce37">
            <text:p><text:s text:c="3"/>291</text:p>
          </table:table-cell>
          <table:table-cell office:value-type="float" office:value="90" table:style-name="ce37">
            <text:p><text:s text:c="3"/>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" table:style-name="ce37">
            <text:p><text:s text:c="3"/>1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810" table:style-name="ce37">
            <text:p><text:s text:c="2"/>34 81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5247" table:style-name="ce37">
            <text:p><text:s text:c="2"/>5 247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58" table:style-name="ce37">
            <text:p><text:s text:c="2"/>5 45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" table:style-name="ce36">
            <text:p><text:s text:c="3"/>428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1733" table:style-name="ce36">
            <text:p><text:s text:c="2"/>1 733</text:p>
          </table:table-cell>
          <table:table-cell office:value-type="float" office:value="466" table:style-name="ce36">
            <text:p><text:s text:c="3"/>466</text:p>
          </table:table-cell>
          <table:table-cell office:value-type="float" office:value="79276" table:style-name="ce36">
            <text:p><text:s text:c="2"/>79 276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804" table:style-name="ce36">
            <text:p><text:s text:c="3"/>804</text:p>
          </table:table-cell>
          <table:table-cell office:value-type="float" office:value="2107" table:style-name="ce36">
            <text:p><text:s text:c="2"/>2 107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849" table:style-name="ce36">
            <text:p><text:s text:c="3"/>849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616" table:style-name="ce36">
            <text:p><text:s text:c="3"/>616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8" table:style-name="ce36">
            <text:p><text:s text:c="2"/>1 7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9826" table:style-name="ce36">
            <text:p><text:s text:c="2"/>89 82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4" table:style-name="ce36">
            <text:p><text:s text:c="2"/>3 344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3" table:style-name="ce36">
            <text:p><text:s text:c="2"/>3 84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9972" table:style-name="ce36">
            <text:p><text:s text:c="2"/>19 972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573" table:style-name="ce36">
            <text:p><text:s text:c="3"/>5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13" table:style-name="ce36">
            <text:p><text:s text:c="2"/>20 91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37930" table:style-name="ce36">
            <text:p><text:s text:c="2"/>37 930</text:p>
          </table:table-cell>
          <table:table-cell office:value-type="float" office:value="318" table:style-name="ce36">
            <text:p><text:s text:c="3"/>318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619" table:style-name="ce36">
            <text:p><text:s text:c="2"/>38 6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8416" table:style-name="ce36">
            <text:p><text:s text:c="2"/>8 416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343" table:style-name="ce36">
            <text:p><text:s text:c="3"/>3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" table:style-name="ce36">
            <text:p><text:s text:c="3"/>1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26" table:style-name="ce36">
            <text:p><text:s text:c="2"/>9 52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8" table:style-name="ce37">
            <text:p><text:s text:c="3"/>158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889" table:style-name="ce37">
            <text:p><text:s text:c="3"/>889</text:p>
          </table:table-cell>
          <table:table-cell office:value-type="float" office:value="42538" table:style-name="ce37">
            <text:p><text:s text:c="2"/>42 538</text:p>
          </table:table-cell>
          <table:table-cell office:value-type="float" office:value="1495" table:style-name="ce37">
            <text:p><text:s text:c="2"/>1 495</text:p>
          </table:table-cell>
          <table:table-cell office:value-type="float" office:value="824" table:style-name="ce37">
            <text:p><text:s text:c="3"/>824</text:p>
          </table:table-cell>
          <table:table-cell office:value-type="float" office:value="439" table:style-name="ce37">
            <text:p><text:s text:c="3"/>439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087" table:style-name="ce37">
            <text:p><text:s text:c="2"/>47 08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268" table:style-name="ce38">
            <text:p><text:s text:c="3"/>268</text:p>
          </table:table-cell>
          <table:table-cell office:value-type="float" office:value="15346" table:style-name="ce38">
            <text:p><text:s text:c="2"/>15 346</text:p>
          </table:table-cell>
          <table:table-cell office:value-type="float" office:value="555" table:style-name="ce38">
            <text:p><text:s text:c="3"/>5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4" table:style-name="ce38">
            <text:p><text:s text:c="3"/>2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741" table:style-name="ce38">
            <text:p><text:s text:c="2"/>16 74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21496" table:style-name="ce38">
            <text:p><text:s text:c="2"/>21 496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" table:style-name="ce38">
            <text:p><text:s text:c="3"/>28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" table:style-name="ce38">
            <text:p><text:s text:c="3"/>6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131" table:style-name="ce38">
            <text:p><text:s text:c="2"/>22 13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7516" table:style-name="ce37">
            <text:p><text:s text:c="2"/>17 5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6" table:style-name="ce37">
            <text:p><text:s text:c="3"/>3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" table:style-name="ce37">
            <text:p><text:s text:c="3"/>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226" table:style-name="ce37">
            <text:p><text:s text:c="2"/>18 22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897" table:style-name="ce38">
            <text:p><text:s text:c="3"/>8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8" table:style-name="ce38">
            <text:p><text:s text:c="3"/>258</text:p>
          </table:table-cell>
          <table:table-cell office:value-type="float" office:value="973" table:style-name="ce38">
            <text:p><text:s text:c="3"/>973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526" table:style-name="ce38">
            <text:p><text:s text:c="3"/>526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437" table:style-name="ce38">
            <text:p><text:s text:c="3"/>437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310" table:style-name="ce38">
            <text:p><text:s text:c="3"/>31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612" table:style-name="ce38">
            <text:p><text:s text:c="3"/>612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423" table:style-name="ce38">
            <text:p><text:s text:c="3"/>423</text:p>
          </table:table-cell>
          <table:table-cell office:value-type="float" office:value="430" table:style-name="ce38">
            <text:p><text:s text:c="3"/>430</text:p>
          </table:table-cell>
          <table:table-cell office:value-type="float" office:value="963" table:style-name="ce38">
            <text:p><text:s text:c="3"/>963</text:p>
          </table:table-cell>
          <table:table-cell office:value-type="float" office:value="1133" table:style-name="ce38">
            <text:p><text:s text:c="2"/>1 133</text:p>
          </table:table-cell>
          <table:table-cell office:value-type="float" office:value="1533" table:style-name="ce38">
            <text:p><text:s text:c="2"/>1 533</text:p>
          </table:table-cell>
          <table:table-cell office:value-type="float" office:value="64941" table:style-name="ce38">
            <text:p><text:s text:c="2"/>64 941</text:p>
          </table:table-cell>
          <table:table-cell office:value-type="float" office:value="234" table:style-name="ce38">
            <text:p><text:s text:c="3"/>234</text:p>
          </table:table-cell>
          <table:table-cell office:value-type="float" office:value="1360" table:style-name="ce38">
            <text:p><text:s text:c="2"/>1 360</text:p>
          </table:table-cell>
          <table:table-cell office:value-type="float" office:value="247" table:style-name="ce38">
            <text:p><text:s text:c="3"/>247</text:p>
          </table:table-cell>
          <table:table-cell office:value-type="float" office:value="329" table:style-name="ce38">
            <text:p><text:s text:c="3"/>329</text:p>
          </table:table-cell>
          <table:table-cell office:value-type="float" office:value="367" table:style-name="ce38">
            <text:p><text:s text:c="3"/>3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417" table:style-name="ce38">
            <text:p><text:s text:c="3"/>41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4" table:style-name="ce38">
            <text:p><text:s text:c="3"/>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7070" table:style-name="ce38">
            <text:p><text:s text:c="2"/>77 07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803" table:style-name="ce36">
            <text:p><text:s text:c="2"/>114 803</text:p>
          </table:table-cell>
          <table:table-cell office:value-type="float" office:value="2281" table:style-name="ce36">
            <text:p><text:s text:c="2"/>2 2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084" table:style-name="ce36">
            <text:p><text:s text:c="2"/>117 08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348" table:style-name="ce36">
            <text:p><text:s text:c="3"/>348</text:p>
          </table:table-cell>
          <table:table-cell office:value-type="float" office:value="46391" table:style-name="ce36">
            <text:p><text:s text:c="2"/>46 391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76" table:style-name="ce36">
            <text:p><text:s text:c="2"/>47 87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8" table:style-name="ce36">
            <text:p><text:s text:c="3"/>578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305" table:style-name="ce36">
            <text:p><text:s text:c="3"/>305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1241" table:style-name="ce36">
            <text:p><text:s text:c="2"/>1 241</text:p>
          </table:table-cell>
          <table:table-cell office:value-type="float" office:value="527" table:style-name="ce36">
            <text:p><text:s text:c="3"/>527</text:p>
          </table:table-cell>
          <table:table-cell office:value-type="float" office:value="71865" table:style-name="ce36">
            <text:p><text:s text:c="2"/>71 865</text:p>
          </table:table-cell>
          <table:table-cell office:value-type="float" office:value="138" table:style-name="ce36">
            <text:p><text:s text:c="3"/>1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7" table:style-name="ce36">
            <text:p><text:s text:c="3"/>4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898" table:style-name="ce36">
            <text:p><text:s text:c="2"/>75 89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3" table:style-name="ce36">
            <text:p><text:s text:c="3"/>513</text:p>
          </table:table-cell>
          <table:table-cell office:value-type="float" office:value="36952" table:style-name="ce36">
            <text:p><text:s text:c="2"/>36 952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216" table:style-name="ce36">
            <text:p><text:s text:c="2"/>38 21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9" table:style-name="ce36">
            <text:p><text:s text:c="3"/>25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5" table:style-name="ce36">
            <text:p><text:s text:c="3"/>185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" table:style-name="ce36">
            <text:p><text:s text:c="3"/>31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35242" table:style-name="ce36">
            <text:p><text:s text:c="2"/>35 242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869" table:style-name="ce36">
            <text:p><text:s text:c="3"/>8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084" table:style-name="ce36">
            <text:p><text:s text:c="2"/>37 084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31" table:style-name="ce37">
            <text:p><text:s text:c="3"/>131</text:p>
          </table:table-cell>
          <table:table-cell office:value-type="float" office:value="317" table:style-name="ce37">
            <text:p><text:s text:c="3"/>3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102" table:style-name="ce37">
            <text:p><text:s text:c="3"/>102</text:p>
          </table:table-cell>
          <table:table-cell office:value-type="float" office:value="397" table:style-name="ce37">
            <text:p><text:s text:c="3"/>39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" table:style-name="ce37">
            <text:p><text:s text:c="3"/>177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24863" table:style-name="ce37">
            <text:p><text:s text:c="2"/>24 8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938" table:style-name="ce37">
            <text:p><text:s text:c="2"/>26 93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18" table:style-name="ce38">
            <text:p><text:s text:c="3"/>2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6" table:style-name="ce38">
            <text:p><text:s text:c="3"/>326</text:p>
          </table:table-cell>
          <table:table-cell office:value-type="float" office:value="325" table:style-name="ce38">
            <text:p><text:s text:c="3"/>325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601" table:style-name="ce38">
            <text:p><text:s text:c="3"/>6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48170" table:style-name="ce38">
            <text:p><text:s text:c="2"/>48 1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0" table:style-name="ce38">
            <text:p><text:s text:c="3"/>3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33" table:style-name="ce38">
            <text:p><text:s text:c="2"/>4 5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67" table:style-name="ce38">
            <text:p><text:s text:c="2"/>3 7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641" table:style-name="ce38">
            <text:p><text:s text:c="2"/>58 64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2091" table:style-name="ce38">
            <text:p><text:s text:c="2"/>182 0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6" table:style-name="ce38">
            <text:p><text:s text:c="3"/>3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2487" table:style-name="ce38">
            <text:p><text:s text:c="2"/>182 48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981" table:style-name="ce37">
            <text:p><text:s text:c="2"/>49 9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3" table:style-name="ce37">
            <text:p><text:s text:c="2"/>1 81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795" table:style-name="ce37">
            <text:p><text:s text:c="2"/>51 79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18" table:style-name="ce38">
            <text:p><text:s text:c="3"/>318</text:p>
          </table:table-cell>
          <table:table-cell office:value-type="float" office:value="633" table:style-name="ce38">
            <text:p><text:s text:c="3"/>633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3896" table:style-name="ce38">
            <text:p><text:s text:c="2"/>313 8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4885" table:style-name="ce38">
            <text:p><text:s text:c="2"/>314 8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21" table:style-name="ce36">
            <text:p><text:s text:c="2"/>11 2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339" table:style-name="ce36">
            <text:p><text:s text:c="2"/>145 3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568" table:style-name="ce36">
            <text:p><text:s text:c="2"/>156 56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043" table:style-name="ce36">
            <text:p><text:s text:c="2"/>1 043</text:p>
          </table:table-cell>
          <table:table-cell office:value-type="float" office:value="2185" table:style-name="ce36">
            <text:p><text:s text:c="2"/>2 185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592" table:style-name="ce36">
            <text:p><text:s text:c="2"/>114 5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7950" table:style-name="ce36">
            <text:p><text:s text:c="2"/>117 95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05" table:style-name="ce36">
            <text:p><text:s text:c="2"/>1 605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405" table:style-name="ce36">
            <text:p><text:s text:c="2"/>131 405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232" table:style-name="ce36">
            <text:p><text:s text:c="2"/>133 23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4" table:style-name="ce36">
            <text:p><text:s text:c="3"/>364</text:p>
          </table:table-cell>
          <table:table-cell office:value-type="float" office:value="206" table:style-name="ce36">
            <text:p><text:s text:c="3"/>206</text:p>
          </table:table-cell>
          <table:table-cell office:value-type="float" office:value="2748" table:style-name="ce36">
            <text:p><text:s text:c="2"/>2 748</text:p>
          </table:table-cell>
          <table:table-cell office:value-type="float" office:value="213" table:style-name="ce36">
            <text:p><text:s text:c="3"/>213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412" table:style-name="ce36">
            <text:p><text:s text:c="3"/>412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773" table:style-name="ce36">
            <text:p><text:s text:c="2"/>1 773</text:p>
          </table:table-cell>
          <table:table-cell office:value-type="float" office:value="325" table:style-name="ce36">
            <text:p><text:s text:c="3"/>325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412" table:style-name="ce36">
            <text:p><text:s text:c="3"/>412</text:p>
          </table:table-cell>
          <table:table-cell office:value-type="float" office:value="621" table:style-name="ce36">
            <text:p><text:s text:c="3"/>621</text:p>
          </table:table-cell>
          <table:table-cell office:value-type="float" office:value="664" table:style-name="ce36">
            <text:p><text:s text:c="3"/>664</text:p>
          </table:table-cell>
          <table:table-cell office:value-type="float" office:value="636" table:style-name="ce36">
            <text:p><text:s text:c="3"/>6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8" table:style-name="ce36">
            <text:p><text:s text:c="3"/>428</text:p>
          </table:table-cell>
          <table:table-cell office:value-type="float" office:value="659510" table:style-name="ce36">
            <text:p><text:s text:c="2"/>659 51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-28" table:style-name="ce36">
            <text:p><text:s/>(-) <text:s text:c="2"/>28</text:p>
          </table:table-cell>
          <table:table-cell office:value-type="float" office:value="-21" table:style-name="ce36">
            <text:p><text:s/>(-) <text:s text:c="2"/>21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-584" table:style-name="ce36">
            <text:p><text:s/>(-) <text:s text:c="2"/>584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-155" table:style-name="ce36">
            <text:p><text:s/>(-) <text:s text:c="2"/>155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-28" table:style-name="ce36">
            <text:p><text:s/>(-) <text:s text:c="2"/>28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" table:style-name="ce36">
            <text:p><text:s text:c="3"/>73</text:p>
          </table:table-cell>
          <table:table-cell office:value-type="float" office:value="720" table:style-name="ce36">
            <text:p><text:s text:c="3"/>7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2436" table:style-name="ce36">
            <text:p><text:s text:c="2"/>672 43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9" table:style-name="ce36">
            <text:p><text:s text:c="3"/>3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2" table:style-name="ce36">
            <text:p><text:s text:c="3"/>952</text:p>
          </table:table-cell>
          <table:table-cell office:value-type="float" office:value="171783" table:style-name="ce36">
            <text:p><text:s text:c="2"/>171 7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117" table:style-name="ce36">
            <text:p><text:s text:c="2"/>173 11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077" table:style-name="ce37">
            <text:p><text:s text:c="2"/>74 0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93" table:style-name="ce37">
            <text:p><text:s text:c="2"/>2 29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370" table:style-name="ce37">
            <text:p><text:s text:c="2"/>76 37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22" table:style-name="ce38">
            <text:p><text:s text:c="2"/>1 122</text:p>
          </table:table-cell>
          <table:table-cell office:value-type="float" office:value="13815" table:style-name="ce38">
            <text:p><text:s text:c="2"/>13 8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27" table:style-name="ce38">
            <text:p><text:s text:c="2"/>4 5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501" table:style-name="ce38">
            <text:p><text:s text:c="2"/>19 50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682" table:style-name="ce38">
            <text:p><text:s text:c="2"/>30 6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684" table:style-name="ce38">
            <text:p><text:s text:c="2"/>30 68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2" table:style-name="ce37">
            <text:p><text:s text:c="3"/>242</text:p>
          </table:table-cell>
          <table:table-cell office:value-type="float" office:value="1020" table:style-name="ce37">
            <text:p><text:s text:c="2"/>1 020</text:p>
          </table:table-cell>
          <table:table-cell office:value-type="float" office:value="1416" table:style-name="ce37">
            <text:p><text:s text:c="2"/>1 4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256" table:style-name="ce37">
            <text:p><text:s text:c="2"/>65 25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41" table:style-name="ce37">
            <text:p><text:s text:c="2"/>3 1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075" table:style-name="ce37">
            <text:p><text:s text:c="2"/>71 07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64" table:style-name="ce38">
            <text:p><text:s text:c="2"/>17 5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564" table:style-name="ce38">
            <text:p><text:s text:c="2"/>17 56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91" table:style-name="ce36">
            <text:p><text:s text:c="2"/>17 8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5" table:style-name="ce36">
            <text:p><text:s text:c="3"/>395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418" table:style-name="ce36">
            <text:p><text:s text:c="2"/>18 41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69" table:style-name="ce36">
            <text:p><text:s text:c="2"/>3 4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735" table:style-name="ce36">
            <text:p><text:s text:c="2"/>173 7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0" table:style-name="ce36">
            <text:p><text:s text:c="3"/>2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7494" table:style-name="ce36">
            <text:p><text:s text:c="2"/>177 494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53" table:style-name="ce36">
            <text:p><text:s text:c="2"/>20 6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913" table:style-name="ce36">
            <text:p><text:s text:c="2"/>20 913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867" table:style-name="ce36">
            <text:p><text:s text:c="2"/>34 8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910" table:style-name="ce36">
            <text:p><text:s text:c="2"/>34 91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626" table:style-name="ce36">
            <text:p><text:s text:c="2"/>155 6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5710" table:style-name="ce36">
            <text:p><text:s text:c="2"/>155 71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5" table:style-name="ce37">
            <text:p><text:s text:c="3"/>5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592" table:style-name="ce37">
            <text:p><text:s text:c="2"/>87 592</text:p>
          </table:table-cell>
          <table:table-cell office:value-type="float" office:value="735" table:style-name="ce37">
            <text:p><text:s text:c="3"/>7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2" table:style-name="ce37">
            <text:p><text:s text:c="2"/>1 3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0316" table:style-name="ce37">
            <text:p><text:s text:c="2"/>90 31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2044" table:style-name="ce38">
            <text:p><text:s text:c="2"/>412 0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91" table:style-name="ce38">
            <text:p><text:s text:c="3"/>9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3035" table:style-name="ce38">
            <text:p><text:s text:c="2"/>413 03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230" table:style-name="ce38">
            <text:p><text:s text:c="3"/>230</text:p>
          </table:table-cell>
          <table:table-cell office:value-type="float" office:value="40" table:style-name="ce38">
            <text:p><text:s text:c="3"/>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8" table:style-name="ce38">
            <text:p><text:s text:c="3"/>118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571" table:style-name="ce38">
            <text:p><text:s text:c="3"/>571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6" table:style-name="ce38">
            <text:p><text:s text:c="3"/>256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507" table:style-name="ce38">
            <text:p><text:s text:c="3"/>507</text:p>
          </table:table-cell>
          <table:table-cell office:value-type="float" office:value="960" table:style-name="ce38">
            <text:p><text:s text:c="3"/>960</text:p>
          </table:table-cell>
          <table:table-cell office:value-type="float" office:value="685" table:style-name="ce38">
            <text:p><text:s text:c="3"/>685</text:p>
          </table:table-cell>
          <table:table-cell office:value-type="float" office:value="469" table:style-name="ce38">
            <text:p><text:s text:c="3"/>469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1659" table:style-name="ce38">
            <text:p><text:s text:c="2"/>1 659</text:p>
          </table:table-cell>
          <table:table-cell office:value-type="float" office:value="754" table:style-name="ce38">
            <text:p><text:s text:c="3"/>754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1288" table:style-name="ce38">
            <text:p><text:s text:c="2"/>1 288</text:p>
          </table:table-cell>
          <table:table-cell office:value-type="float" office:value="825" table:style-name="ce38">
            <text:p><text:s text:c="3"/>825</text:p>
          </table:table-cell>
          <table:table-cell office:value-type="float" office:value="1424" table:style-name="ce38">
            <text:p><text:s text:c="2"/>1 424</text:p>
          </table:table-cell>
          <table:table-cell office:value-type="float" office:value="1628" table:style-name="ce38">
            <text:p><text:s text:c="2"/>1 628</text:p>
          </table:table-cell>
          <table:table-cell office:value-type="float" office:value="1589" table:style-name="ce38">
            <text:p><text:s text:c="2"/>1 589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720" table:style-name="ce38">
            <text:p><text:s text:c="3"/>720</text:p>
          </table:table-cell>
          <table:table-cell office:value-type="float" office:value="221" table:style-name="ce38">
            <text:p><text:s text:c="3"/>221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551" table:style-name="ce38">
            <text:p><text:s text:c="3"/>551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196" table:style-name="ce38">
            <text:p><text:s text:c="3"/>196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1219" table:style-name="ce38">
            <text:p><text:s text:c="2"/>1 219</text:p>
          </table:table-cell>
          <table:table-cell office:value-type="float" office:value="402" table:style-name="ce38">
            <text:p><text:s text:c="3"/>402</text:p>
          </table:table-cell>
          <table:table-cell office:value-type="float" office:value="1140" table:style-name="ce38">
            <text:p><text:s text:c="2"/>1 140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2144" table:style-name="ce38">
            <text:p><text:s text:c="2"/>2 144</text:p>
          </table:table-cell>
          <table:table-cell office:value-type="float" office:value="1431" table:style-name="ce38">
            <text:p><text:s text:c="2"/>1 431</text:p>
          </table:table-cell>
          <table:table-cell office:value-type="float" office:value="267" table:style-name="ce38">
            <text:p><text:s text:c="3"/>267</text:p>
          </table:table-cell>
          <table:table-cell office:value-type="float" office:value="355" table:style-name="ce38">
            <text:p><text:s text:c="3"/>355</text:p>
          </table:table-cell>
          <table:table-cell office:value-type="float" office:value="996" table:style-name="ce38">
            <text:p><text:s text:c="3"/>996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626" table:style-name="ce38">
            <text:p><text:s text:c="3"/>626</text:p>
          </table:table-cell>
          <table:table-cell office:value-type="float" office:value="235" table:style-name="ce38">
            <text:p><text:s text:c="3"/>235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12648" table:style-name="ce38">
            <text:p><text:s text:c="2"/>12 648</text:p>
          </table:table-cell>
          <table:table-cell office:value-type="float" office:value="105486" table:style-name="ce38">
            <text:p><text:s text:c="2"/>105 486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711" table:style-name="ce38">
            <text:p><text:s text:c="3"/>711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891" table:style-name="ce38">
            <text:p><text:s text:c="3"/>891</text:p>
          </table:table-cell>
          <table:table-cell office:value-type="float" office:value="351" table:style-name="ce38">
            <text:p><text:s text:c="3"/>351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1445" table:style-name="ce38">
            <text:p><text:s text:c="2"/>1 445</text:p>
          </table:table-cell>
          <table:table-cell office:value-type="float" office:value="101" table:style-name="ce38">
            <text:p><text:s text:c="3"/>101</text:p>
          </table:table-cell>
          <table:table-cell office:value-type="float" office:value="162" table:style-name="ce38">
            <text:p><text:s text:c="3"/>16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7" table:style-name="ce38">
            <text:p><text:s text:c="3"/>547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252" table:style-name="ce38">
            <text:p><text:s text:c="3"/>2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7853" table:style-name="ce38">
            <text:p><text:s text:c="2"/>147 853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7350" table:style-name="ce37">
            <text:p><text:s text:c="2"/>287 3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7350" table:style-name="ce37">
            <text:p><text:s text:c="2"/>287 350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28" table:style-name="ce38">
            <text:p><text:s text:c="2"/>1 1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0842" table:style-name="ce38">
            <text:p><text:s text:c="2"/>140 8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564" table:style-name="ce38">
            <text:p><text:s text:c="2"/>4 564</text:p>
          </table:table-cell>
          <table:table-cell office:value-type="float" office:value="280" table:style-name="ce38">
            <text:p><text:s text:c="3"/>2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6815" table:style-name="ce38">
            <text:p><text:s text:c="2"/>146 81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437" table:style-name="ce36">
            <text:p><text:s text:c="3"/>4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" table:style-name="ce36">
            <text:p><text:s text:c="3"/>174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77" table:style-name="ce36">
            <text:p><text:s text:c="3"/>77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6" table:style-name="ce36">
            <text:p><text:s text:c="2"/>1 126</text:p>
          </table:table-cell>
          <table:table-cell office:value-type="float" office:value="597" table:style-name="ce36">
            <text:p><text:s text:c="3"/>597</text:p>
          </table:table-cell>
          <table:table-cell office:value-type="float" office:value="626" table:style-name="ce36">
            <text:p><text:s text:c="3"/>626</text:p>
          </table:table-cell>
          <table:table-cell office:value-type="float" office:value="874" table:style-name="ce36">
            <text:p><text:s text:c="3"/>874</text:p>
          </table:table-cell>
          <table:table-cell office:value-type="float" office:value="303" table:style-name="ce36">
            <text:p><text:s text:c="3"/>303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354" table:style-name="ce36">
            <text:p><text:s text:c="3"/>354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102" table:style-name="ce36">
            <text:p><text:s text:c="3"/>102</text:p>
          </table:table-cell>
          <table:table-cell office:value-type="float" office:value="1300" table:style-name="ce36">
            <text:p><text:s text:c="2"/>1 300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710" table:style-name="ce36">
            <text:p><text:s text:c="3"/>710</text:p>
          </table:table-cell>
          <table:table-cell office:value-type="float" office:value="2040" table:style-name="ce36">
            <text:p><text:s text:c="2"/>2 040</text:p>
          </table:table-cell>
          <table:table-cell office:value-type="float" office:value="800" table:style-name="ce36">
            <text:p><text:s text:c="3"/>800</text:p>
          </table:table-cell>
          <table:table-cell office:value-type="float" office:value="552" table:style-name="ce36">
            <text:p><text:s text:c="3"/>552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379" table:style-name="ce36">
            <text:p><text:s text:c="3"/>37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1" table:style-name="ce36">
            <text:p><text:s text:c="3"/>4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6" table:style-name="ce36">
            <text:p><text:s text:c="3"/>556</text:p>
          </table:table-cell>
          <table:table-cell office:value-type="float" office:value="808" table:style-name="ce36">
            <text:p><text:s text:c="3"/>808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92" table:style-name="ce36">
            <text:p><text:s text:c="2"/>5 2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50" table:style-name="ce36">
            <text:p><text:s text:c="2"/>8 750</text:p>
          </table:table-cell>
          <table:table-cell office:value-type="float" office:value="14076" table:style-name="ce36">
            <text:p><text:s text:c="2"/>14 076</text:p>
          </table:table-cell>
          <table:table-cell office:value-type="float" office:value="1093" table:style-name="ce36">
            <text:p><text:s text:c="2"/>1 093</text:p>
          </table:table-cell>
          <table:table-cell office:value-type="float" office:value="1308" table:style-name="ce36">
            <text:p><text:s text:c="2"/>1 308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706" table:style-name="ce36">
            <text:p><text:s text:c="2"/>44 70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270" table:style-name="ce36">
            <text:p><text:s text:c="2"/>58 2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0" table:style-name="ce36">
            <text:p><text:s text:c="2"/>1 390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738" table:style-name="ce36">
            <text:p><text:s text:c="2"/>59 738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9714" table:style-name="ce36">
            <text:p><text:s text:c="2"/>9 7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696" table:style-name="ce36">
            <text:p><text:s text:c="2"/>76 6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25" table:style-name="ce36">
            <text:p><text:s text:c="2"/>6 125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07" table:style-name="ce36">
            <text:p><text:s text:c="2"/>1 8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552" table:style-name="ce36">
            <text:p><text:s text:c="2"/>94 55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3" table:style-name="ce36">
            <text:p><text:s text:c="3"/>323</text:p>
          </table:table-cell>
          <table:table-cell office:value-type="float" office:value="493" table:style-name="ce36">
            <text:p><text:s text:c="3"/>493</text:p>
          </table:table-cell>
          <table:table-cell office:value-type="float" office:value="2155" table:style-name="ce36">
            <text:p><text:s text:c="2"/>2 1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8" table:style-name="ce36">
            <text:p><text:s text:c="3"/>5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9" table:style-name="ce36">
            <text:p><text:s text:c="3"/>3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128" table:style-name="ce36">
            <text:p><text:s text:c="2"/>32 1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032" table:style-name="ce36">
            <text:p><text:s text:c="2"/>36 03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180" table:style-name="ce36">
            <text:p><text:s text:c="2"/>67 1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180" table:style-name="ce36">
            <text:p><text:s text:c="2"/>67 18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" table:style-name="ce37">
            <text:p><text:s text:c="3"/>166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269" table:style-name="ce37">
            <text:p><text:s text:c="2"/>97 2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7" table:style-name="ce37">
            <text:p><text:s text:c="3"/>337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072" table:style-name="ce37">
            <text:p><text:s text:c="2"/>98 072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945" table:style-name="ce38">
            <text:p><text:s text:c="2"/>26 9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945" table:style-name="ce38">
            <text:p><text:s text:c="2"/>26 94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6359" table:style-name="ce38">
            <text:p><text:s text:c="2"/>526 3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6359" table:style-name="ce38">
            <text:p><text:s text:c="2"/>526 359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74" table:style-name="ce37">
            <text:p><text:s text:c="2"/>11 4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74" table:style-name="ce37">
            <text:p><text:s text:c="2"/>11 474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2730" table:style-name="ce38">
            <text:p><text:s text:c="2"/>192 7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2730" table:style-name="ce38">
            <text:p><text:s text:c="2"/>192 73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8" table:style-name="ce36">
            <text:p><text:s text:c="2"/>2 238</text:p>
          </table:table-cell>
          <table:table-cell office:value-type="float" office:value="712" table:style-name="ce36">
            <text:p><text:s text:c="3"/>712</text:p>
          </table:table-cell>
          <table:table-cell office:value-type="float" office:value="72454" table:style-name="ce36">
            <text:p><text:s text:c="2"/>72 4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404" table:style-name="ce36">
            <text:p><text:s text:c="2"/>75 40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490" table:style-name="ce36">
            <text:p><text:s text:c="2"/>120 4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490" table:style-name="ce36">
            <text:p><text:s text:c="2"/>120 49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8" table:style-name="ce36">
            <text:p><text:s text:c="3"/>448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2" table:style-name="ce36">
            <text:p><text:s text:c="2"/>2 542</text:p>
          </table:table-cell>
          <table:table-cell office:value-type="float" office:value="146625" table:style-name="ce36">
            <text:p><text:s text:c="2"/>146 6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9667" table:style-name="ce36">
            <text:p><text:s text:c="2"/>149 66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5" table:style-name="ce36">
            <text:p><text:s text:c="2"/>1 0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1" table:style-name="ce36">
            <text:p><text:s text:c="3"/>62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508" table:style-name="ce36">
            <text:p><text:s text:c="2"/>25 5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215" table:style-name="ce36">
            <text:p><text:s text:c="2"/>27 21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189" table:style-name="ce36">
            <text:p><text:s text:c="2"/>75 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189" table:style-name="ce36">
            <text:p><text:s text:c="2"/>75 18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39" table:style-name="ce38">
            <text:p><text:s text:c="3"/>7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740" table:style-name="ce38">
            <text:p><text:s text:c="2"/>6 74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502" table:style-name="ce38">
            <text:p><text:s text:c="2"/>15 50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981" table:style-name="ce38">
            <text:p><text:s text:c="2"/>22 98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554" table:style-name="ce38">
            <text:p><text:s text:c="2"/>32 5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758" table:style-name="ce38">
            <text:p><text:s text:c="2"/>32 758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365" table:style-name="ce38">
            <text:p><text:s text:c="2"/>47 365</text:p>
          </table:table-cell>
          <table:table-cell office:value-type="float" office:value="47365" table:style-name="ce38">
            <text:p><text:s text:c="2"/>47 365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27727" table:style-name="ce39">
            <text:p><text:s text:c="2"/>227 727</text:p>
          </table:table-cell>
          <table:table-cell office:value-type="float" office:value="101333" table:style-name="ce39">
            <text:p><text:s text:c="2"/>101 333</text:p>
          </table:table-cell>
          <table:table-cell office:value-type="float" office:value="27075" table:style-name="ce39">
            <text:p><text:s text:c="2"/>27 075</text:p>
          </table:table-cell>
          <table:table-cell office:value-type="float" office:value="18120" table:style-name="ce39">
            <text:p><text:s text:c="2"/>18 120</text:p>
          </table:table-cell>
          <table:table-cell office:value-type="float" office:value="189352" table:style-name="ce39">
            <text:p><text:s text:c="2"/>189 352</text:p>
          </table:table-cell>
          <table:table-cell office:value-type="float" office:value="71577" table:style-name="ce39">
            <text:p><text:s text:c="2"/>71 577</text:p>
          </table:table-cell>
          <table:table-cell office:value-type="float" office:value="11594" table:style-name="ce39">
            <text:p><text:s text:c="2"/>11 594</text:p>
          </table:table-cell>
          <table:table-cell office:value-type="float" office:value="180797" table:style-name="ce39">
            <text:p><text:s text:c="2"/>180 797</text:p>
          </table:table-cell>
          <table:table-cell office:value-type="float" office:value="60321" table:style-name="ce39">
            <text:p><text:s text:c="2"/>60 321</text:p>
          </table:table-cell>
          <table:table-cell office:value-type="float" office:value="206681" table:style-name="ce39">
            <text:p><text:s text:c="2"/>206 681</text:p>
          </table:table-cell>
          <table:table-cell office:value-type="float" office:value="61017" table:style-name="ce39">
            <text:p><text:s text:c="2"/>61 017</text:p>
          </table:table-cell>
          <table:table-cell office:value-type="float" office:value="14393" table:style-name="ce39">
            <text:p><text:s text:c="2"/>14 393</text:p>
          </table:table-cell>
          <table:table-cell office:value-type="float" office:value="44843" table:style-name="ce39">
            <text:p><text:s text:c="2"/>44 843</text:p>
          </table:table-cell>
          <table:table-cell office:value-type="float" office:value="59280" table:style-name="ce39">
            <text:p><text:s text:c="2"/>59 280</text:p>
          </table:table-cell>
          <table:table-cell office:value-type="float" office:value="35500" table:style-name="ce39">
            <text:p><text:s text:c="2"/>35 500</text:p>
          </table:table-cell>
          <table:table-cell office:value-type="float" office:value="24419" table:style-name="ce39">
            <text:p><text:s text:c="2"/>24 419</text:p>
          </table:table-cell>
          <table:table-cell office:value-type="float" office:value="61856" table:style-name="ce39">
            <text:p><text:s text:c="2"/>61 856</text:p>
          </table:table-cell>
          <table:table-cell office:value-type="float" office:value="19048" table:style-name="ce39">
            <text:p><text:s text:c="2"/>19 048</text:p>
          </table:table-cell>
          <table:table-cell office:value-type="float" office:value="278316" table:style-name="ce39">
            <text:p><text:s text:c="2"/>278 316</text:p>
          </table:table-cell>
          <table:table-cell office:value-type="float" office:value="22280" table:style-name="ce39">
            <text:p><text:s text:c="2"/>22 280</text:p>
          </table:table-cell>
          <table:table-cell office:value-type="float" office:value="114237" table:style-name="ce39">
            <text:p><text:s text:c="2"/>114 237</text:p>
          </table:table-cell>
          <table:table-cell office:value-type="float" office:value="54929" table:style-name="ce39">
            <text:p><text:s text:c="2"/>54 929</text:p>
          </table:table-cell>
          <table:table-cell office:value-type="float" office:value="29424" table:style-name="ce39">
            <text:p><text:s text:c="2"/>29 424</text:p>
          </table:table-cell>
          <table:table-cell office:value-type="float" office:value="47025" table:style-name="ce39">
            <text:p><text:s text:c="2"/>47 025</text:p>
          </table:table-cell>
          <table:table-cell office:value-type="float" office:value="86683" table:style-name="ce39">
            <text:p><text:s text:c="2"/>86 683</text:p>
          </table:table-cell>
          <table:table-cell office:value-type="float" office:value="79375" table:style-name="ce39">
            <text:p><text:s text:c="2"/>79 375</text:p>
          </table:table-cell>
          <table:table-cell office:value-type="float" office:value="96084" table:style-name="ce39">
            <text:p><text:s text:c="2"/>96 084</text:p>
          </table:table-cell>
          <table:table-cell office:value-type="float" office:value="42116" table:style-name="ce39">
            <text:p><text:s text:c="2"/>42 116</text:p>
          </table:table-cell>
          <table:table-cell office:value-type="float" office:value="86563" table:style-name="ce39">
            <text:p><text:s text:c="2"/>86 563</text:p>
          </table:table-cell>
          <table:table-cell office:value-type="float" office:value="75942" table:style-name="ce39">
            <text:p><text:s text:c="2"/>75 942</text:p>
          </table:table-cell>
          <table:table-cell office:value-type="float" office:value="64375" table:style-name="ce39">
            <text:p><text:s text:c="2"/>64 375</text:p>
          </table:table-cell>
          <table:table-cell office:value-type="float" office:value="113857" table:style-name="ce39">
            <text:p><text:s text:c="2"/>113 857</text:p>
          </table:table-cell>
          <table:table-cell office:value-type="float" office:value="166703" table:style-name="ce39">
            <text:p><text:s text:c="2"/>166 703</text:p>
          </table:table-cell>
          <table:table-cell office:value-type="float" office:value="81034" table:style-name="ce39">
            <text:p><text:s text:c="2"/>81 034</text:p>
          </table:table-cell>
          <table:table-cell office:value-type="float" office:value="38542" table:style-name="ce39">
            <text:p><text:s text:c="2"/>38 542</text:p>
          </table:table-cell>
          <table:table-cell office:value-type="float" office:value="63871" table:style-name="ce39">
            <text:p><text:s text:c="2"/>63 871</text:p>
          </table:table-cell>
          <table:table-cell office:value-type="float" office:value="49956" table:style-name="ce39">
            <text:p><text:s text:c="2"/>49 956</text:p>
          </table:table-cell>
          <table:table-cell office:value-type="float" office:value="183689" table:style-name="ce39">
            <text:p><text:s text:c="2"/>183 689</text:p>
          </table:table-cell>
          <table:table-cell office:value-type="float" office:value="50762" table:style-name="ce39">
            <text:p><text:s text:c="2"/>50 762</text:p>
          </table:table-cell>
          <table:table-cell office:value-type="float" office:value="575780" table:style-name="ce39">
            <text:p><text:s text:c="2"/>575 780</text:p>
          </table:table-cell>
          <table:table-cell office:value-type="float" office:value="133105" table:style-name="ce39">
            <text:p><text:s text:c="2"/>133 105</text:p>
          </table:table-cell>
          <table:table-cell office:value-type="float" office:value="723894" table:style-name="ce39">
            <text:p><text:s text:c="2"/>723 894</text:p>
          </table:table-cell>
          <table:table-cell office:value-type="float" office:value="259972" table:style-name="ce39">
            <text:p><text:s text:c="2"/>259 972</text:p>
          </table:table-cell>
          <table:table-cell office:value-type="float" office:value="14082" table:style-name="ce39">
            <text:p><text:s text:c="2"/>14 082</text:p>
          </table:table-cell>
          <table:table-cell office:value-type="float" office:value="31066" table:style-name="ce39">
            <text:p><text:s text:c="2"/>31 066</text:p>
          </table:table-cell>
          <table:table-cell office:value-type="float" office:value="88526" table:style-name="ce39">
            <text:p><text:s text:c="2"/>88 526</text:p>
          </table:table-cell>
          <table:table-cell office:value-type="float" office:value="18254" table:style-name="ce39">
            <text:p><text:s text:c="2"/>18 254</text:p>
          </table:table-cell>
          <table:table-cell office:value-type="float" office:value="174921" table:style-name="ce39">
            <text:p><text:s text:c="2"/>174 921</text:p>
          </table:table-cell>
          <table:table-cell office:value-type="float" office:value="22192" table:style-name="ce39">
            <text:p><text:s text:c="2"/>22 192</text:p>
          </table:table-cell>
          <table:table-cell office:value-type="float" office:value="34934" table:style-name="ce39">
            <text:p><text:s text:c="2"/>34 934</text:p>
          </table:table-cell>
          <table:table-cell office:value-type="float" office:value="155631" table:style-name="ce39">
            <text:p><text:s text:c="2"/>155 631</text:p>
          </table:table-cell>
          <table:table-cell office:value-type="float" office:value="88794" table:style-name="ce39">
            <text:p><text:s text:c="2"/>88 794</text:p>
          </table:table-cell>
          <table:table-cell office:value-type="float" office:value="426909" table:style-name="ce39">
            <text:p><text:s text:c="2"/>426 909</text:p>
          </table:table-cell>
          <table:table-cell office:value-type="float" office:value="392836" table:style-name="ce39">
            <text:p><text:s text:c="2"/>392 836</text:p>
          </table:table-cell>
          <table:table-cell office:value-type="float" office:value="140913" table:style-name="ce39">
            <text:p><text:s text:c="2"/>140 913</text:p>
          </table:table-cell>
          <table:table-cell office:value-type="float" office:value="64350" table:style-name="ce39">
            <text:p><text:s text:c="2"/>64 350</text:p>
          </table:table-cell>
          <table:table-cell office:value-type="float" office:value="76738" table:style-name="ce39">
            <text:p><text:s text:c="2"/>76 738</text:p>
          </table:table-cell>
          <table:table-cell office:value-type="float" office:value="37069" table:style-name="ce39">
            <text:p><text:s text:c="2"/>37 069</text:p>
          </table:table-cell>
          <table:table-cell office:value-type="float" office:value="164913" table:style-name="ce39">
            <text:p><text:s text:c="2"/>164 913</text:p>
          </table:table-cell>
          <table:table-cell office:value-type="float" office:value="26984" table:style-name="ce39">
            <text:p><text:s text:c="2"/>26 984</text:p>
          </table:table-cell>
          <table:table-cell office:value-type="float" office:value="577618" table:style-name="ce39">
            <text:p><text:s text:c="2"/>577 618</text:p>
          </table:table-cell>
          <table:table-cell office:value-type="float" office:value="208315" table:style-name="ce39">
            <text:p><text:s text:c="2"/>208 315</text:p>
          </table:table-cell>
          <table:table-cell office:value-type="float" office:value="73783" table:style-name="ce39">
            <text:p><text:s text:c="2"/>73 783</text:p>
          </table:table-cell>
          <table:table-cell office:value-type="float" office:value="124351" table:style-name="ce39">
            <text:p><text:s text:c="2"/>124 351</text:p>
          </table:table-cell>
          <table:table-cell office:value-type="float" office:value="147200" table:style-name="ce39">
            <text:p><text:s text:c="2"/>147 200</text:p>
          </table:table-cell>
          <table:table-cell office:value-type="float" office:value="27688" table:style-name="ce39">
            <text:p><text:s text:c="2"/>27 688</text:p>
          </table:table-cell>
          <table:table-cell office:value-type="float" office:value="124299" table:style-name="ce39">
            <text:p><text:s text:c="2"/>124 299</text:p>
          </table:table-cell>
          <table:table-cell office:value-type="float" office:value="47365" table:style-name="ce39">
            <text:p><text:s text:c="2"/>47 365</text:p>
          </table:table-cell>
          <table:table-cell office:value-type="float" office:value="8223178" table:style-name="ce39">
            <text:p><text:s/>8 223 178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2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4010" table:style-name="ce36">
            <text:p><text:s text:c="2"/>4 01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353" table:style-name="ce36">
            <text:p><text:s text:c="3"/>35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9" table:style-name="ce36">
            <text:p><text:s text:c="3"/>1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79" table:style-name="ce36">
            <text:p><text:s text:c="3"/>47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618" table:style-name="ce37">
            <text:p><text:s text:c="2"/>1 61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20" table:style-name="ce37">
            <text:p><text:s text:c="3"/>2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578" table:style-name="ce37">
            <text:p><text:s text:c="2"/>1 578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89" table:style-name="ce37">
            <text:p><text:s text:c="3"/>8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4" table:style-name="ce36">
            <text:p><text:s text:c="3"/>4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6" table:style-name="ce36">
            <text:p><text:s text:c="3"/>4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397" table:style-name="ce36">
            <text:p><text:s text:c="2"/>1 397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504" table:style-name="ce36">
            <text:p><text:s text:c="3"/>504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6368" table:style-name="ce37">
            <text:p><text:s text:c="2"/>6 36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565" table:style-name="ce37">
            <text:p><text:s text:c="2"/>1 565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36190" table:style-name="ce37">
            <text:p><text:s text:c="2"/>36 19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858" table:style-name="ce37">
            <text:p><text:s text:c="2"/>1 85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990" table:style-name="ce36">
            <text:p><text:s text:c="3"/>99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13" table:style-name="ce36">
            <text:p><text:s text:c="3"/>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968" table:style-name="ce36">
            <text:p><text:s text:c="2"/>1 96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4" table:style-name="ce36">
            <text:p><text:s text:c="3"/>1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424" table:style-name="ce37">
            <text:p><text:s text:c="2"/>1 42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20" table:style-name="ce38">
            <text:p><text:s text:c="3"/>2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1720" table:style-name="ce37">
            <text:p><text:s text:c="2"/>1 72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906" table:style-name="ce37">
            <text:p><text:s text:c="2"/>1 906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84" table:style-name="ce37">
            <text:p><text:s text:c="3"/>8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63" table:style-name="ce36">
            <text:p><text:s text:c="3"/>6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764" table:style-name="ce36">
            <text:p><text:s text:c="3"/>76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52" table:style-name="ce36">
            <text:p><text:s text:c="3"/>45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988" table:style-name="ce36">
            <text:p><text:s text:c="2"/>1 98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6255" table:style-name="ce36">
            <text:p><text:s text:c="2"/>6 25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397" table:style-name="ce37">
            <text:p><text:s text:c="2"/>3 39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615" table:style-name="ce37">
            <text:p><text:s text:c="2"/>1 61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286" table:style-name="ce37">
            <text:p><text:s text:c="2"/>3 28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067" table:style-name="ce37">
            <text:p><text:s text:c="2"/>3 067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7717" table:style-name="ce38">
            <text:p><text:s text:c="2"/>7 71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620" table:style-name="ce36">
            <text:p><text:s text:c="2"/>2 62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83" table:style-name="ce36">
            <text:p><text:s text:c="3"/>38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708" table:style-name="ce36">
            <text:p><text:s text:c="3"/>70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697" table:style-name="ce36">
            <text:p><text:s text:c="2"/>3 69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18" table:style-name="ce36">
            <text:p><text:s text:c="3"/>318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5697" table:style-name="ce37">
            <text:p><text:s text:c="2"/>5 69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8112" table:style-name="ce37">
            <text:p><text:s text:c="2"/>8 11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961" table:style-name="ce37">
            <text:p><text:s text:c="3"/>96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6348" table:style-name="ce36">
            <text:p><text:s text:c="2"/>26 34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806" table:style-name="ce36">
            <text:p><text:s text:c="3"/>806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2421" table:style-name="ce36">
            <text:p><text:s text:c="2"/>22 42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1921" table:style-name="ce36">
            <text:p><text:s text:c="2"/>1 92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17599" table:style-name="ce36">
            <text:p><text:s text:c="2"/>17 59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3556" table:style-name="ce37">
            <text:p><text:s text:c="2"/>13 55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6865" table:style-name="ce38">
            <text:p><text:s text:c="2"/>6 86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5312" table:style-name="ce38">
            <text:p><text:s text:c="2"/>5 31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130" table:style-name="ce37">
            <text:p><text:s text:c="2"/>1 13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9831" table:style-name="ce38">
            <text:p><text:s text:c="2"/>9 83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7356" table:style-name="ce36">
            <text:p><text:s text:c="2"/>17 35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6269" table:style-name="ce36">
            <text:p><text:s text:c="2"/>6 26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6130" table:style-name="ce36">
            <text:p><text:s text:c="2"/>6 13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547" table:style-name="ce36">
            <text:p><text:s text:c="3"/>54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50" table:style-name="ce36">
            <text:p><text:s text:c="3"/>25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856" table:style-name="ce38">
            <text:p><text:s text:c="2"/>4 85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57" table:style-name="ce37">
            <text:p><text:s text:c="3"/>45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9919" table:style-name="ce37">
            <text:p><text:s text:c="2"/>9 91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9464" table:style-name="ce37">
            <text:p><text:s text:c="2"/>9 464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49" table:style-name="ce37">
            <text:p><text:s text:c="3"/>1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0289" table:style-name="ce36">
            <text:p><text:s text:c="2"/>10 28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2888" table:style-name="ce36">
            <text:p><text:s text:c="2"/>12 88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13953" table:style-name="ce36">
            <text:p><text:s text:c="2"/>13 95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9408" table:style-name="ce36">
            <text:p><text:s text:c="2"/>19 40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0412" table:style-name="ce36">
            <text:p><text:s text:c="2"/>10 41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7013" table:style-name="ce37">
            <text:p><text:s text:c="2"/>17 01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199" table:style-name="ce38">
            <text:p><text:s text:c="2"/>2 19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681" table:style-name="ce38">
            <text:p><text:s text:c="2"/>1 68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7052" table:style-name="ce37">
            <text:p><text:s text:c="2"/>7 05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42263" table:style-name="ce38">
            <text:p><text:s text:c="2"/>42 2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24492" table:style-name="ce36">
            <text:p><text:s text:c="2"/>24 49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3407" table:style-name="ce36">
            <text:p><text:s text:c="2"/>3 407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0422" table:style-name="ce36">
            <text:p><text:s text:c="2"/>20 42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3634" table:style-name="ce36">
            <text:p><text:s text:c="2"/>13 63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239" table:style-name="ce36">
            <text:p><text:s text:c="2"/>1 23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8466" table:style-name="ce37">
            <text:p><text:s text:c="2"/>8 46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9136" table:style-name="ce38">
            <text:p><text:s text:c="2"/>9 13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973" table:style-name="ce38">
            <text:p><text:s text:c="2"/>2 973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557" table:style-name="ce38">
            <text:p><text:s text:c="3"/>55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715" table:style-name="ce36">
            <text:p><text:s text:c="3"/>71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005" table:style-name="ce36">
            <text:p><text:s text:c="2"/>2 00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85" table:style-name="ce36">
            <text:p><text:s text:c="3"/>8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930" table:style-name="ce38">
            <text:p><text:s text:c="2"/>1 930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5005" table:style-name="ce37">
            <text:p><text:s text:c="2"/>5 00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7051" table:style-name="ce37">
            <text:p><text:s text:c="2"/>7 05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4581" table:style-name="ce37">
            <text:p><text:s text:c="2"/>4 58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22" table:style-name="ce37">
            <text:p><text:s text:c="3"/>12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3786" table:style-name="ce36">
            <text:p><text:s text:c="2"/>13 78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9167" table:style-name="ce36">
            <text:p><text:s text:c="2"/>9 16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978" table:style-name="ce36">
            <text:p><text:s text:c="2"/>1 978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1960" table:style-name="ce36">
            <text:p><text:s text:c="2"/>1 96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613" table:style-name="ce36">
            <text:p><text:s text:c="3"/>61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9462" table:style-name="ce37">
            <text:p><text:s text:c="2"/>9 46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3607" table:style-name="ce37">
            <text:p><text:s text:c="2"/>13 60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780" table:style-name="ce37">
            <text:p><text:s text:c="2"/>3 78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603" table:style-name="ce37">
            <text:p><text:s text:c="2"/>2 60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9259" table:style-name="ce36">
            <text:p><text:s text:c="2"/>9 259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620" table:style-name="ce36">
            <text:p><text:s text:c="2"/>1 62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41279" table:style-name="ce36">
            <text:p><text:s text:c="2"/>41 27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687" table:style-name="ce36">
            <text:p><text:s text:c="3"/>687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3758" table:style-name="ce37">
            <text:p><text:s text:c="2"/>3 75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372" table:style-name="ce36">
            <text:p><text:s text:c="3"/>37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32" table:style-name="ce36">
            <text:p><text:s text:c="3"/>3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3253" table:style-name="ce36">
            <text:p><text:s text:c="2"/>3 25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637317" table:style-name="ce48">
            <text:p><text:s text:c="2"/>637 317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2Z</dc:date>
    <meta:print-date>2006-08-24T11:49:52Z</meta:print-date>
  </office:meta>
</office:document-meta>
</file>